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86.09pt"/>
    </style:style>
    <style:style style:name="co10" style:family="table-column">
      <style:table-column-properties fo:break-before="auto" style:column-width="90.99pt"/>
    </style:style>
    <style:style style:name="co11" style:family="table-column">
      <style:table-column-properties fo:break-before="auto" style:column-width="127.81pt"/>
    </style:style>
    <style:style style:name="co12" style:family="table-column">
      <style:table-column-properties fo:break-before="auto" style:column-width="12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QTT_5f_TCP_5f_QoS0">
      <style:table-properties table:display="true" style:writing-mode="lr-tb"/>
    </style:style>
    <style:style style:name="ta2" style:family="table" style:master-page-name="PageStyle_5f_MQTT_5f_SSL_5f_QoS0">
      <style:table-properties table:display="true" style:writing-mode="lr-tb"/>
    </style:style>
    <style:style style:name="ta3" style:family="table" style:master-page-name="PageStyle_5f_MQTT_5f_SSL_5f_QoS1">
      <style:table-properties table:display="true" style:writing-mode="lr-tb"/>
    </style:style>
    <style:style style:name="ta4" style:family="table" style:master-page-name="PageStyle_5f_MQTT_5f_SSL_5f_QoS2">
      <style:table-properties table:display="true" style:writing-mode="lr-tb"/>
    </style:style>
    <style:style style:name="ta5" style:family="table" style:master-page-name="PageStyle_5f_MQTT_5f_TLS_5f_QoS2_5f_1kb">
      <style:table-properties table:display="true" style:writing-mode="lr-tb"/>
    </style:style>
    <style:style style:name="ta6" style:family="table" style:master-page-name="PageStyle_5f_Comparação_20_RT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order-bottom="0.74pt solid #000000" fo:background-color="#f3f3f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order-bottom="0.74pt solid #000000" fo:background-color="#efefe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order-bottom="0.74pt solid #000000" fo:background-color="#f3f3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fo:background-color="#efefe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0.74pt solid #000000" fo:background-color="#f3f3f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fo:border-bottom="0.74pt solid #000000" fo:background-color="#efefe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QTT_TCP_QoS0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1" office:value-type="string" calcext:value-type="string">
            <text:p>Média Amostras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3" table:formula="of:=AVERAGE([.A2:.E2])" office:value-type="float" office:value="7.2" calcext:value-type="float">
            <text:p>7.2</text:p>
          </table:table-cell>
          <table:table-cell table:style-name="ce4" office:value-type="string" calcext:value-type="string">
            <text:p>MQTT_TCP_QoS 0</text:p>
          </table:table-cell>
          <table:table-cell table:style-name="ce5" office:value-type="string" calcext:value-type="string">
            <text:p>Amostra 1</text:p>
          </table:table-cell>
          <table:table-cell table:style-name="ce5" office:value-type="string" calcext:value-type="string">
            <text:p>Amostra 2</text:p>
          </table:table-cell>
          <table:table-cell table:style-name="ce5" office:value-type="string" calcext:value-type="string">
            <text:p>Amostra 3</text:p>
          </table:table-cell>
          <table:table-cell table:style-name="ce5" office:value-type="string" calcext:value-type="string">
            <text:p>Amostra 4</text:p>
          </table:table-cell>
          <table:table-cell table:style-name="ce5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AVERAGE([.A3:.E3])" office:value-type="float" office:value="8.2" calcext:value-type="float">
            <text:p>8.2</text:p>
          </table:table-cell>
          <table:table-cell table:style-name="ce5" office:value-type="string" calcext:value-type="string">
            <text:p>Média</text:p>
          </table:table-cell>
          <table:table-cell table:style-name="ce8" table:formula="of:=AVERAGE([.A2:.A101])" office:value-type="float" office:value="10.98" calcext:value-type="float">
            <text:p>10.98</text:p>
          </table:table-cell>
          <table:table-cell table:style-name="ce14" table:formula="of:=AVERAGE([.B2:.B101])" office:value-type="float" office:value="10.92" calcext:value-type="float">
            <text:p>10.92</text:p>
          </table:table-cell>
          <table:table-cell table:style-name="ce14" table:formula="of:=AVERAGE([.C2:.C101])" office:value-type="float" office:value="10.85" calcext:value-type="float">
            <text:p>10.85</text:p>
          </table:table-cell>
          <table:table-cell table:style-name="ce14" table:formula="of:=AVERAGE([.D2:.D101])" office:value-type="float" office:value="11.32" calcext:value-type="float">
            <text:p>11.32</text:p>
          </table:table-cell>
          <table:table-cell table:style-name="ce14" table:formula="of:=AVERAGE([.E2:.E101])" office:value-type="float" office:value="10.88" calcext:value-type="float">
            <text:p>10.88</text:p>
          </table:table-cell>
          <table:table-cell table:style-name="ce19" table:formula="of:=AVERAGE([.H3:.L3])" office:value-type="float" office:value="10.99" calcext:value-type="float">
            <text:p>10.99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AVERAGE([.A4:.E4])" office:value-type="float" office:value="8.4" calcext:value-type="float">
            <text:p>8.4</text:p>
          </table:table-cell>
          <table:table-cell table:style-name="ce5" office:value-type="string" calcext:value-type="string">
            <text:p>Mediana</text:p>
          </table:table-cell>
          <table:table-cell table:style-name="ce9" table:formula="of:=MEDIAN([.A2:.A101])" office:value-type="float" office:value="11" calcext:value-type="float">
            <text:p>11</text:p>
          </table:table-cell>
          <table:table-cell table:style-name="ce15" table:formula="of:=MEDIAN([.B2:.B101])" office:value-type="float" office:value="11" calcext:value-type="float">
            <text:p>11</text:p>
          </table:table-cell>
          <table:table-cell table:style-name="ce16" table:formula="of:=MEDIAN([.C2:.C101])" office:value-type="float" office:value="11" calcext:value-type="float">
            <text:p>11</text:p>
          </table:table-cell>
          <table:table-cell table:style-name="ce16" table:formula="of:=MEDIAN([.D2:.D101])" office:value-type="float" office:value="11" calcext:value-type="float">
            <text:p>11</text:p>
          </table:table-cell>
          <table:table-cell table:style-name="ce16" table:formula="of:=MEDIAN([.E2:.E101])" office:value-type="float" office:value="10.5" calcext:value-type="float">
            <text:p>10.5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5:.E5])" office:value-type="float" office:value="8.8" calcext:value-type="float">
            <text:p>8.8</text:p>
          </table:table-cell>
          <table:table-cell table:style-name="ce6" office:value-type="string" calcext:value-type="string">
            <text:p>Moda</text:p>
          </table:table-cell>
          <table:table-cell table:style-name="ce10" table:formula="of:=MODE([.A2:.A101])" office:value-type="float" office:value="9" calcext:value-type="float">
            <text:p>9</text:p>
          </table:table-cell>
          <table:table-cell table:style-name="ce16" table:formula="of:=MODE([.B2:.B101])" office:value-type="float" office:value="10" calcext:value-type="float">
            <text:p>10</text:p>
          </table:table-cell>
          <table:table-cell table:style-name="ce16" table:formula="of:=MODE([.C2:.C101])" office:value-type="float" office:value="9" calcext:value-type="float">
            <text:p>9</text:p>
          </table:table-cell>
          <table:table-cell table:style-name="ce16" table:formula="of:=MODE([.D2:.D101])" office:value-type="float" office:value="9" calcext:value-type="float">
            <text:p>9</text:p>
          </table:table-cell>
          <table:table-cell table:style-name="ce16" table:formula="of:=MODE([.E2:.E101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6:.E6])" office:value-type="float" office:value="9" calcext:value-type="float">
            <text:p>9.0</text:p>
          </table:table-cell>
          <table:table-cell table:style-name="ce5" office:value-type="string" calcext:value-type="string">
            <text:p>Variação</text:p>
          </table:table-cell>
          <table:table-cell table:style-name="ce11" table:formula="of:=VAR([.A2:.A101])" office:value-type="float" office:value="5.87838383838384" calcext:value-type="float">
            <text:p>5.87838383838384</text:p>
          </table:table-cell>
          <table:table-cell table:style-name="ce11" table:formula="of:=VAR([.B2:.B101])" office:value-type="float" office:value="3.04404040404041" calcext:value-type="float">
            <text:p>3.04404040404041</text:p>
          </table:table-cell>
          <table:table-cell table:style-name="ce11" table:formula="of:=VAR([.C2:.C101])" office:value-type="float" office:value="3.70454545454545" calcext:value-type="float">
            <text:p>3.70454545454545</text:p>
          </table:table-cell>
          <table:table-cell table:style-name="ce11" table:formula="of:=VAR([.D2:.D101])" office:value-type="float" office:value="7.55313131313131" calcext:value-type="float">
            <text:p>7.55313131313131</text:p>
          </table:table-cell>
          <table:table-cell table:style-name="ce11" table:formula="of:=VAR([.E2:.E101])" office:value-type="float" office:value="4.95515151515152" calcext:value-type="float">
            <text:p>4.95515151515152</text:p>
          </table:table-cell>
          <table:table-cell table:style-name="ce1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7:.E7])" office:value-type="float" office:value="9" calcext:value-type="float">
            <text:p>9.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A2:.A101])" office:value-type="float" office:value="2.42453786078581" calcext:value-type="float">
            <text:p>2.42453786078581</text:p>
          </table:table-cell>
          <table:table-cell table:style-name="ce17" table:formula="of:=STDEV([.B2:.B101])" office:value-type="float" office:value="1.74471785800467" calcext:value-type="float">
            <text:p>1.74471785800467</text:p>
          </table:table-cell>
          <table:table-cell table:style-name="ce17" table:formula="of:=STDEV([.C2:.C101])" office:value-type="float" office:value="1.92471957815819" calcext:value-type="float">
            <text:p>1.92471957815819</text:p>
          </table:table-cell>
          <table:table-cell table:style-name="ce17" table:formula="of:=STDEV([.D2:.D101])" office:value-type="float" office:value="2.74829607450349" calcext:value-type="float">
            <text:p>2.74829607450349</text:p>
          </table:table-cell>
          <table:table-cell table:style-name="ce17" table:formula="of:=STDEV([.E2:.E101])" office:value-type="float" office:value="2.22601696200894" calcext:value-type="float">
            <text:p>2.22601696200894</text:p>
          </table:table-cell>
          <table:table-cell table:style-name="ce1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8:.E8])" office:value-type="float" office:value="9" calcext:value-type="float">
            <text:p>9.0</text:p>
          </table:table-cell>
          <table:table-cell table:style-name="ce7" office:value-type="string" calcext:value-type="string">
            <text:p>Min</text:p>
          </table:table-cell>
          <table:table-cell table:style-name="ce12" table:formula="of:=[.A2]" office:value-type="float" office:value="7" calcext:value-type="float">
            <text:p>7</text:p>
          </table:table-cell>
          <table:table-cell table:style-name="ce18" table:formula="of:=[.B2]" office:value-type="float" office:value="8" calcext:value-type="float">
            <text:p>8</text:p>
          </table:table-cell>
          <table:table-cell table:style-name="ce17" table:formula="of:=[.C2]" office:value-type="float" office:value="7" calcext:value-type="float">
            <text:p>7</text:p>
          </table:table-cell>
          <table:table-cell table:style-name="ce17" table:formula="of:=[.D2]" office:value-type="float" office:value="7" calcext:value-type="float">
            <text:p>7</text:p>
          </table:table-cell>
          <table:table-cell table:style-name="ce17" table:formula="of:=[.E2]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9:.E9])" office:value-type="float" office:value="9" calcext:value-type="float">
            <text:p>9.0</text:p>
          </table:table-cell>
          <table:table-cell table:style-name="ce7" office:value-type="string" calcext:value-type="string">
            <text:p>Max</text:p>
          </table:table-cell>
          <table:table-cell table:style-name="ce12" table:formula="of:=[.A101]" office:value-type="float" office:value="21" calcext:value-type="float">
            <text:p>21</text:p>
          </table:table-cell>
          <table:table-cell table:style-name="ce18" table:formula="of:=[.B101]" office:value-type="float" office:value="17" calcext:value-type="float">
            <text:p>17</text:p>
          </table:table-cell>
          <table:table-cell table:style-name="ce17" table:formula="of:=[.C101]" office:value-type="float" office:value="18" calcext:value-type="float">
            <text:p>18</text:p>
          </table:table-cell>
          <table:table-cell table:style-name="ce17" table:formula="of:=[.D101]" office:value-type="float" office:value="21" calcext:value-type="float">
            <text:p>21</text:p>
          </table:table-cell>
          <table:table-cell table:style-name="ce17" table:formula="of:=[.E101]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0:.E10])" office:value-type="float" office:value="9" calcext:value-type="float">
            <text:p>9.0</text:p>
          </table:table-cell>
          <table:table-cell table:style-name="ce7" office:value-type="string" calcext:value-type="string">
            <text:p>Quartil 1</text:p>
          </table:table-cell>
          <table:table-cell table:style-name="ce13" table:formula="of:=QUARTILE([.A2:.A101];1)" office:value-type="float" office:value="9" calcext:value-type="float">
            <text:p>9</text:p>
          </table:table-cell>
          <table:table-cell table:style-name="ce13" table:formula="of:=QUARTILE([.B2:.B101];1)" office:value-type="float" office:value="10" calcext:value-type="float">
            <text:p>10</text:p>
          </table:table-cell>
          <table:table-cell table:style-name="ce13" table:formula="of:=QUARTILE([.C2:.C101];1)" office:value-type="float" office:value="9" calcext:value-type="float">
            <text:p>9</text:p>
          </table:table-cell>
          <table:table-cell table:style-name="ce13" table:formula="of:=QUARTILE([.D2:.D101];1)" office:value-type="float" office:value="9" calcext:value-type="float">
            <text:p>9</text:p>
          </table:table-cell>
          <table:table-cell table:style-name="ce13" table:formula="of:=QUARTILE([.E2:.E101];1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1:.E11])" office:value-type="float" office:value="9" calcext:value-type="float">
            <text:p>9.0</text:p>
          </table:table-cell>
          <table:table-cell table:style-name="ce7" office:value-type="string" calcext:value-type="string">
            <text:p>Quartil 2</text:p>
          </table:table-cell>
          <table:table-cell table:style-name="ce13" table:formula="of:=QUARTILE([.A2:.A101];2)" office:value-type="float" office:value="11" calcext:value-type="float">
            <text:p>11</text:p>
          </table:table-cell>
          <table:table-cell table:style-name="ce13" table:formula="of:=QUARTILE([.B2:.B101];2)" office:value-type="float" office:value="11" calcext:value-type="float">
            <text:p>11</text:p>
          </table:table-cell>
          <table:table-cell table:style-name="ce13" table:formula="of:=QUARTILE([.C2:.C101];2)" office:value-type="float" office:value="11" calcext:value-type="float">
            <text:p>11</text:p>
          </table:table-cell>
          <table:table-cell table:style-name="ce13" table:formula="of:=QUARTILE([.D2:.D101];2)" office:value-type="float" office:value="11" calcext:value-type="float">
            <text:p>11</text:p>
          </table:table-cell>
          <table:table-cell table:style-name="ce13" table:formula="of:=QUARTILE([.E2:.E101];2)" office:value-type="float" office:value="10.5" calcext:value-type="float">
            <text:p>10.5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2:.E12])" office:value-type="float" office:value="9" calcext:value-type="float">
            <text:p>9.0</text:p>
          </table:table-cell>
          <table:table-cell table:style-name="ce7" office:value-type="string" calcext:value-type="string">
            <text:p>Quartil 3</text:p>
          </table:table-cell>
          <table:table-cell table:style-name="ce13" table:formula="of:=QUARTILE([.A2:.A101];3)" office:value-type="float" office:value="12" calcext:value-type="float">
            <text:p>12</text:p>
          </table:table-cell>
          <table:table-cell table:style-name="ce13" table:formula="of:=QUARTILE([.B2:.B101];3)" office:value-type="float" office:value="12" calcext:value-type="float">
            <text:p>12</text:p>
          </table:table-cell>
          <table:table-cell table:style-name="ce13" table:formula="of:=QUARTILE([.C2:.C101];3)" office:value-type="float" office:value="12" calcext:value-type="float">
            <text:p>12</text:p>
          </table:table-cell>
          <table:table-cell table:style-name="ce13" table:formula="of:=QUARTILE([.D2:.D101];3)" office:value-type="float" office:value="12" calcext:value-type="float">
            <text:p>12</text:p>
          </table:table-cell>
          <table:table-cell table:style-name="ce13" table:formula="of:=QUARTILE([.E2:.E101];3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3:.E13])" office:value-type="float" office:value="9" calcext:value-type="float">
            <text:p>9.0</text:p>
          </table:table-cell>
          <table:table-cell table:style-name="ce7" office:value-type="string" calcext:value-type="string">
            <text:p>Distância Inter-Quartil</text:p>
          </table:table-cell>
          <table:table-cell table:style-name="ce13" table:formula="of:=[.H12]-[.H10]" office:value-type="float" office:value="3" calcext:value-type="float">
            <text:p>3</text:p>
          </table:table-cell>
          <table:table-cell table:style-name="ce13" table:formula="of:=[.I12]-[.I10]" office:value-type="float" office:value="2" calcext:value-type="float">
            <text:p>2</text:p>
          </table:table-cell>
          <table:table-cell table:style-name="ce13" table:formula="of:=[.J12]-[.J10]" office:value-type="float" office:value="3" calcext:value-type="float">
            <text:p>3</text:p>
          </table:table-cell>
          <table:table-cell table:style-name="ce13" table:formula="of:=[.K12]-[.K10]" office:value-type="float" office:value="3" calcext:value-type="float">
            <text:p>3</text:p>
          </table:table-cell>
          <table:table-cell table:style-name="ce13" table:formula="of:=[.L12]-[.L10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4:.E14])" office:value-type="float" office:value="9" calcext:value-type="float">
            <text:p>9.0</text:p>
          </table:table-cell>
          <table:table-cell table:style-name="ce7" office:value-type="string" calcext:value-type="string">
            <text:p>Distância Semi-Quartil</text:p>
          </table:table-cell>
          <table:table-cell table:style-name="ce13" table:formula="of:=[.H13]/2" office:value-type="float" office:value="1.5" calcext:value-type="float">
            <text:p>1.5</text:p>
          </table:table-cell>
          <table:table-cell table:style-name="ce13" table:formula="of:=[.I13]/2" office:value-type="float" office:value="1" calcext:value-type="float">
            <text:p>1</text:p>
          </table:table-cell>
          <table:table-cell table:style-name="ce13" table:formula="of:=[.J13]/2" office:value-type="float" office:value="1.5" calcext:value-type="float">
            <text:p>1.5</text:p>
          </table:table-cell>
          <table:table-cell table:style-name="ce13" table:formula="of:=[.K13]/2" office:value-type="float" office:value="1.5" calcext:value-type="float">
            <text:p>1.5</text:p>
          </table:table-cell>
          <table:table-cell table:style-name="ce13" table:formula="of:=[.L13]/2"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5:.E15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6:.E16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7:.E17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8:.E18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19:.E19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0:.E20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1:.E21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2:.E22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3:.E23])" office:value-type="float" office:value="9" calcext:value-type="float">
            <text:p>9.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4:.E24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5:.E25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6:.E26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7:.E27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8:.E28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3" table:formula="of:=AVERAGE([.A29:.E29])" office:value-type="float" office:value="9.2" calcext:value-type="float">
            <text:p>9.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AVERAGE([.A30:.E30])"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AVERAGE([.A31:.E31])"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2:.E32])" office:value-type="float" office:value="9.8" calcext:value-type="float">
            <text:p>9.8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3:.E33])" office:value-type="float" office:value="9.8" calcext:value-type="float">
            <text:p>9.8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4:.E34])" office:value-type="float" office:value="9.8" calcext:value-type="float">
            <text:p>9.8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5:.E35])" office:value-type="float" office:value="9.8" calcext:value-type="float">
            <text:p>9.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6:.E36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7:.E37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8:.E38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39:.E39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0:.E40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1:.E41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2:.E42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3:.E43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4:.E44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5:.E45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6:.E46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7:.E47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8:.E48])" office:value-type="float" office:value="10" calcext:value-type="float">
            <text:p>10.0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3" table:formula="of:=AVERAGE([.A49:.E49])" office:value-type="float" office:value="10.2" calcext:value-type="float">
            <text:p>10.2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VERAGE([.A50:.E50])" office:value-type="float" office:value="10.6" calcext:value-type="float">
            <text:p>10.6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VERAGE([.A51:.E51])" office:value-type="float" office:value="10.8" calcext:value-type="float">
            <text:p>10.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2:.E52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3:.E53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4:.E54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5:.E55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6:.E56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7:.E57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8:.E58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59:.E59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0:.E60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1:.E61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2:.E62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3:.E63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4:.E64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5:.E65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6:.E66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3" table:formula="of:=AVERAGE([.A67:.E67])" office:value-type="float" office:value="11" calcext:value-type="float">
            <text:p>11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68:.E68])" office:value-type="float" office:value="11.2" calcext:value-type="float">
            <text:p>11.2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69:.E69])" office:value-type="float" office:value="11.4" calcext:value-type="float">
            <text:p>11.4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70:.E70])" office:value-type="float" office:value="11.6" calcext:value-type="float">
            <text:p>11.6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71:.E71])" office:value-type="float" office:value="11.6" calcext:value-type="float">
            <text:p>11.6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72:.E72])" office:value-type="float" office:value="11.6" calcext:value-type="float">
            <text:p>11.6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3" table:formula="of:=AVERAGE([.A73:.E73])" office:value-type="float" office:value="11.8" calcext:value-type="float">
            <text:p>11.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4:.E74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5:.E75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6:.E76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7:.E77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8:.E78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79:.E79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80:.E80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3" table:formula="of:=AVERAGE([.A81:.E81])" office:value-type="float" office:value="12" calcext:value-type="float">
            <text:p>12.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2:.E82])" office:value-type="float" office:value="12.2" calcext:value-type="float">
            <text:p>12.2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3:.E83])" office:value-type="float" office:value="12.4" calcext:value-type="float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4:.E84])" office:value-type="float" office:value="12.4" calcext:value-type="float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5:.E85])" office:value-type="float" office:value="12.4" calcext:value-type="float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6:.E86])" office:value-type="float" office:value="12.4" calcext:value-type="float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7:.E87])" office:value-type="float" office:value="12.4" calcext:value-type="float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3" table:formula="of:=AVERAGE([.A88:.E88])" office:value-type="float" office:value="12.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3" table:formula="of:=AVERAGE([.A89:.E89])" office:value-type="float" office:value="13.6" calcext:value-type="float">
            <text:p>13.6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3" table:formula="of:=AVERAGE([.A90:.E90])" office:value-type="float" office:value="13.6" calcext:value-type="float">
            <text:p>13.6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91:.E91])" office:value-type="float" office:value="13.8" calcext:value-type="float">
            <text:p>13.8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92:.E92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93:.E93])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94:.E94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95:.E95])" office:value-type="float" office:value="15" calcext:value-type="float">
            <text:p>15.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96:.E96])" office:value-type="float" office:value="15.2" calcext:value-type="float">
            <text:p>15.2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formula="of:=AVERAGE([.A97:.E97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formula="of:=AVERAGE([.A98:.E98])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99:.E99])"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100:.E100])" office:value-type="float" office:value="18.2" calcext:value-type="float">
            <text:p>18.2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table:formula="of:=AVERAGE([.A101:.E101])" office:value-type="float" office:value="19.6" calcext:value-type="float">
            <text:p>19.6</text:p>
          </table:table-cell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QTT_SSL_QoS0" table:style-name="ta2"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20" office:value-type="string" calcext:value-type="string">
            <text:p>Média Amostras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table:formula="of:=AVERAGE([.A2:.E2])" office:value-type="float" office:value="8.2" calcext:value-type="float">
            <text:p>8.20</text:p>
          </table:table-cell>
          <table:table-cell table:style-name="ce4" office:value-type="string" calcext:value-type="string">
            <text:p>MQTT_TCP_QoS 0</text:p>
          </table:table-cell>
          <table:table-cell table:style-name="ce5" office:value-type="string" calcext:value-type="string">
            <text:p>Amostra 1</text:p>
          </table:table-cell>
          <table:table-cell table:style-name="ce5" office:value-type="string" calcext:value-type="string">
            <text:p>Amostra 2</text:p>
          </table:table-cell>
          <table:table-cell table:style-name="ce5" office:value-type="string" calcext:value-type="string">
            <text:p>Amostra 3</text:p>
          </table:table-cell>
          <table:table-cell table:style-name="ce5" office:value-type="string" calcext:value-type="string">
            <text:p>Amostra 4</text:p>
          </table:table-cell>
          <table:table-cell table:style-name="ce5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table:formula="of:=AVERAGE([.A3:.E3])" office:value-type="float" office:value="8.4" calcext:value-type="float">
            <text:p>8.40</text:p>
          </table:table-cell>
          <table:table-cell table:style-name="ce5" office:value-type="string" calcext:value-type="string">
            <text:p>Média</text:p>
          </table:table-cell>
          <table:table-cell table:style-name="ce8" table:formula="of:=AVERAGE([.A2:.A101])" office:value-type="float" office:value="13.38" calcext:value-type="float">
            <text:p>13.38</text:p>
          </table:table-cell>
          <table:table-cell table:style-name="ce14" table:formula="of:=AVERAGE([.B2:.B101])" office:value-type="float" office:value="12.8" calcext:value-type="float">
            <text:p>12.80</text:p>
          </table:table-cell>
          <table:table-cell table:style-name="ce14" table:formula="of:=AVERAGE([.C2:.C101])" office:value-type="float" office:value="12.76" calcext:value-type="float">
            <text:p>12.76</text:p>
          </table:table-cell>
          <table:table-cell table:style-name="ce14" table:formula="of:=AVERAGE([.D2:.D101])" office:value-type="float" office:value="12.03" calcext:value-type="float">
            <text:p>12.03</text:p>
          </table:table-cell>
          <table:table-cell table:style-name="ce14" table:formula="of:=AVERAGE([.E2:.E101])" office:value-type="float" office:value="12.11" calcext:value-type="float">
            <text:p>12.11</text:p>
          </table:table-cell>
          <table:table-cell table:style-name="ce19" table:formula="of:=AVERAGE([.H3:.L3])" office:value-type="float" office:value="12.616" calcext:value-type="float">
            <text:p>12.62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9" table:formula="of:=AVERAGE([.A4:.E4])" office:value-type="float" office:value="10.2" calcext:value-type="float">
            <text:p>10.20</text:p>
          </table:table-cell>
          <table:table-cell table:style-name="ce5" office:value-type="string" calcext:value-type="string">
            <text:p>Mediana</text:p>
          </table:table-cell>
          <table:table-cell table:style-name="ce9" table:formula="of:=MEDIAN([.A2:.A101])" office:value-type="float" office:value="13" calcext:value-type="float">
            <text:p>13</text:p>
          </table:table-cell>
          <table:table-cell table:style-name="ce15" table:formula="of:=MEDIAN([.B2:.B101])" office:value-type="float" office:value="13" calcext:value-type="float">
            <text:p>13</text:p>
          </table:table-cell>
          <table:table-cell table:style-name="ce16" table:formula="of:=MEDIAN([.C2:.C101])" office:value-type="float" office:value="13" calcext:value-type="float">
            <text:p>13</text:p>
          </table:table-cell>
          <table:table-cell table:style-name="ce16" table:formula="of:=MEDIAN([.D2:.D101])" office:value-type="float" office:value="12" calcext:value-type="float">
            <text:p>12</text:p>
          </table:table-cell>
          <table:table-cell table:style-name="ce16" table:formula="of:=MEDIAN([.E2:.E101]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5:.E5])" office:value-type="float" office:value="11" calcext:value-type="float">
            <text:p>11.00</text:p>
          </table:table-cell>
          <table:table-cell table:style-name="ce6" office:value-type="string" calcext:value-type="string">
            <text:p>Moda</text:p>
          </table:table-cell>
          <table:table-cell table:style-name="ce10" table:formula="of:=MODE([.A2:.A101])" office:value-type="float" office:value="13" calcext:value-type="float">
            <text:p>13</text:p>
          </table:table-cell>
          <table:table-cell table:style-name="ce16" table:formula="of:=MODE([.B2:.B101])" office:value-type="float" office:value="13" calcext:value-type="float">
            <text:p>13</text:p>
          </table:table-cell>
          <table:table-cell table:style-name="ce16" table:formula="of:=MODE([.C2:.C101])" office:value-type="float" office:value="13" calcext:value-type="float">
            <text:p>13</text:p>
          </table:table-cell>
          <table:table-cell table:style-name="ce16" table:formula="of:=MODE([.D2:.D101])" office:value-type="float" office:value="11" calcext:value-type="float">
            <text:p>11</text:p>
          </table:table-cell>
          <table:table-cell table:style-name="ce16" table:formula="of:=MODE([.E2:.E101])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6:.E6])" office:value-type="float" office:value="11" calcext:value-type="float">
            <text:p>11.00</text:p>
          </table:table-cell>
          <table:table-cell table:style-name="ce5" office:value-type="string" calcext:value-type="string">
            <text:p>Variação</text:p>
          </table:table-cell>
          <table:table-cell table:style-name="ce11" table:formula="of:=VAR([.A2:.A101])" office:value-type="float" office:value="5.42989898989899" calcext:value-type="float">
            <text:p>5.42989898989899</text:p>
          </table:table-cell>
          <table:table-cell table:style-name="ce11" table:formula="of:=VAR([.B2:.B101])" office:value-type="float" office:value="2.28282828282829" calcext:value-type="float">
            <text:p>2.28282828282829</text:p>
          </table:table-cell>
          <table:table-cell table:style-name="ce11" table:formula="of:=VAR([.C2:.C101])" office:value-type="float" office:value="1.92161616161616" calcext:value-type="float">
            <text:p>1.92161616161616</text:p>
          </table:table-cell>
          <table:table-cell table:style-name="ce11" table:formula="of:=VAR([.D2:.D101])" office:value-type="float" office:value="1.52434343434343" calcext:value-type="float">
            <text:p>1.52434343434343</text:p>
          </table:table-cell>
          <table:table-cell table:style-name="ce11" table:formula="of:=VAR([.E2:.E101])" office:value-type="float" office:value="2.05848484848485" calcext:value-type="float">
            <text:p>2.05848484848485</text:p>
          </table:table-cell>
          <table:table-cell table:style-name="ce1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7:.E7])" office:value-type="float" office:value="11" calcext:value-type="float">
            <text:p>11.0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A2:.A101])" office:value-type="float" office:value="2.33021436565372" calcext:value-type="float">
            <text:p>2.33021436565372</text:p>
          </table:table-cell>
          <table:table-cell table:style-name="ce17" table:formula="of:=STDEV([.B2:.B101])" office:value-type="float" office:value="1.51090313482641" calcext:value-type="float">
            <text:p>1.51090313482641</text:p>
          </table:table-cell>
          <table:table-cell table:style-name="ce17" table:formula="of:=STDEV([.C2:.C101])" office:value-type="float" office:value="1.38622370547331" calcext:value-type="float">
            <text:p>1.38622370547331</text:p>
          </table:table-cell>
          <table:table-cell table:style-name="ce17" table:formula="of:=STDEV([.D2:.D101])" office:value-type="float" office:value="1.23464303923986" calcext:value-type="float">
            <text:p>1.23464303923986</text:p>
          </table:table-cell>
          <table:table-cell table:style-name="ce17" table:formula="of:=STDEV([.E2:.E101])" office:value-type="float" office:value="1.43474208430813" calcext:value-type="float">
            <text:p>1.43474208430813</text:p>
          </table:table-cell>
          <table:table-cell table:style-name="ce1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8:.E8])" office:value-type="float" office:value="11" calcext:value-type="float">
            <text:p>11.00</text:p>
          </table:table-cell>
          <table:table-cell table:style-name="ce7" office:value-type="string" calcext:value-type="string">
            <text:p>Min</text:p>
          </table:table-cell>
          <table:table-cell table:style-name="ce12" table:formula="of:=[.A2]" office:value-type="float" office:value="8" calcext:value-type="float">
            <text:p>8</text:p>
          </table:table-cell>
          <table:table-cell table:style-name="ce18" table:formula="of:=[.B2]" office:value-type="float" office:value="8" calcext:value-type="float">
            <text:p>8</text:p>
          </table:table-cell>
          <table:table-cell table:style-name="ce17" table:formula="of:=[.C2]" office:value-type="float" office:value="8" calcext:value-type="float">
            <text:p>8</text:p>
          </table:table-cell>
          <table:table-cell table:style-name="ce17" table:formula="of:=[.D2]" office:value-type="float" office:value="8" calcext:value-type="float">
            <text:p>8</text:p>
          </table:table-cell>
          <table:table-cell table:style-name="ce17" table:formula="of:=[.E2]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9:.E9])" office:value-type="float" office:value="11" calcext:value-type="float">
            <text:p>11.00</text:p>
          </table:table-cell>
          <table:table-cell table:style-name="ce7" office:value-type="string" calcext:value-type="string">
            <text:p>Max</text:p>
          </table:table-cell>
          <table:table-cell table:style-name="ce12" table:formula="of:=[.A101]" office:value-type="float" office:value="24" calcext:value-type="float">
            <text:p>24</text:p>
          </table:table-cell>
          <table:table-cell table:style-name="ce18" table:formula="of:=[.B101]" office:value-type="float" office:value="18" calcext:value-type="float">
            <text:p>18</text:p>
          </table:table-cell>
          <table:table-cell table:style-name="ce17" table:formula="of:=[.C101]" office:value-type="float" office:value="16" calcext:value-type="float">
            <text:p>16</text:p>
          </table:table-cell>
          <table:table-cell table:style-name="ce17" table:formula="of:=[.D101]" office:value-type="float" office:value="17" calcext:value-type="float">
            <text:p>17</text:p>
          </table:table-cell>
          <table:table-cell table:style-name="ce17" table:formula="of:=[.E101]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0:.E10])" office:value-type="float" office:value="11" calcext:value-type="float">
            <text:p>11.00</text:p>
          </table:table-cell>
          <table:table-cell table:style-name="ce7" office:value-type="string" calcext:value-type="string">
            <text:p>Quartil 1</text:p>
          </table:table-cell>
          <table:table-cell table:style-name="ce13" table:formula="of:=QUARTILE([.A2:.A101];1)" office:value-type="float" office:value="12" calcext:value-type="float">
            <text:p>12</text:p>
          </table:table-cell>
          <table:table-cell table:style-name="ce13" table:formula="of:=QUARTILE([.B2:.B101];1)" office:value-type="float" office:value="12" calcext:value-type="float">
            <text:p>12</text:p>
          </table:table-cell>
          <table:table-cell table:style-name="ce13" table:formula="of:=QUARTILE([.C2:.C101];1)" office:value-type="float" office:value="12" calcext:value-type="float">
            <text:p>12</text:p>
          </table:table-cell>
          <table:table-cell table:style-name="ce13" table:formula="of:=QUARTILE([.D2:.D101];1)" office:value-type="float" office:value="11" calcext:value-type="float">
            <text:p>11</text:p>
          </table:table-cell>
          <table:table-cell table:style-name="ce13" table:formula="of:=QUARTILE([.E2:.E101];1)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1:.E11])" office:value-type="float" office:value="11" calcext:value-type="float">
            <text:p>11.00</text:p>
          </table:table-cell>
          <table:table-cell table:style-name="ce7" office:value-type="string" calcext:value-type="string">
            <text:p>Quartil 2</text:p>
          </table:table-cell>
          <table:table-cell table:style-name="ce13" table:formula="of:=QUARTILE([.A2:.A101];2)" office:value-type="float" office:value="13" calcext:value-type="float">
            <text:p>13</text:p>
          </table:table-cell>
          <table:table-cell table:style-name="ce13" table:formula="of:=QUARTILE([.B2:.B101];2)" office:value-type="float" office:value="13" calcext:value-type="float">
            <text:p>13</text:p>
          </table:table-cell>
          <table:table-cell table:style-name="ce13" table:formula="of:=QUARTILE([.C2:.C101];2)" office:value-type="float" office:value="13" calcext:value-type="float">
            <text:p>13</text:p>
          </table:table-cell>
          <table:table-cell table:style-name="ce13" table:formula="of:=QUARTILE([.D2:.D101];2)" office:value-type="float" office:value="12" calcext:value-type="float">
            <text:p>12</text:p>
          </table:table-cell>
          <table:table-cell table:style-name="ce13" table:formula="of:=QUARTILE([.E2:.E101];2)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2:.E12])" office:value-type="float" office:value="11" calcext:value-type="float">
            <text:p>11.00</text:p>
          </table:table-cell>
          <table:table-cell table:style-name="ce7" office:value-type="string" calcext:value-type="string">
            <text:p>Quartil 3</text:p>
          </table:table-cell>
          <table:table-cell table:style-name="ce13" table:formula="of:=QUARTILE([.A2:.A101];3)" office:value-type="float" office:value="14" calcext:value-type="float">
            <text:p>14</text:p>
          </table:table-cell>
          <table:table-cell table:style-name="ce13" table:formula="of:=QUARTILE([.B2:.B101];3)" office:value-type="float" office:value="14" calcext:value-type="float">
            <text:p>14</text:p>
          </table:table-cell>
          <table:table-cell table:style-name="ce13" table:formula="of:=QUARTILE([.C2:.C101];3)" office:value-type="float" office:value="14" calcext:value-type="float">
            <text:p>14</text:p>
          </table:table-cell>
          <table:table-cell table:style-name="ce13" table:formula="of:=QUARTILE([.D2:.D101];3)" office:value-type="float" office:value="13" calcext:value-type="float">
            <text:p>13</text:p>
          </table:table-cell>
          <table:table-cell table:style-name="ce13" table:formula="of:=QUARTILE([.E2:.E101];3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3:.E13])" office:value-type="float" office:value="11" calcext:value-type="float">
            <text:p>11.00</text:p>
          </table:table-cell>
          <table:table-cell table:style-name="ce7" office:value-type="string" calcext:value-type="string">
            <text:p>Distância Inter-Quartil</text:p>
          </table:table-cell>
          <table:table-cell table:style-name="ce13" table:formula="of:=[.H12]-[.H10]" office:value-type="float" office:value="2" calcext:value-type="float">
            <text:p>2</text:p>
          </table:table-cell>
          <table:table-cell table:style-name="ce13" table:formula="of:=[.I12]-[.I10]" office:value-type="float" office:value="2" calcext:value-type="float">
            <text:p>2</text:p>
          </table:table-cell>
          <table:table-cell table:style-name="ce13" table:formula="of:=[.J12]-[.J10]" office:value-type="float" office:value="2" calcext:value-type="float">
            <text:p>2</text:p>
          </table:table-cell>
          <table:table-cell table:style-name="ce13" table:formula="of:=[.K12]-[.K10]" office:value-type="float" office:value="2" calcext:value-type="float">
            <text:p>2</text:p>
          </table:table-cell>
          <table:table-cell table:style-name="ce13" table:formula="of:=[.L12]-[.L1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4:.E14])" office:value-type="float" office:value="11" calcext:value-type="float">
            <text:p>11.00</text:p>
          </table:table-cell>
          <table:table-cell table:style-name="ce7" office:value-type="string" calcext:value-type="string">
            <text:p>Distância Semi-Quartil</text:p>
          </table:table-cell>
          <table:table-cell table:style-name="ce13" table:formula="of:=[.H13]/2" office:value-type="float" office:value="1" calcext:value-type="float">
            <text:p>1</text:p>
          </table:table-cell>
          <table:table-cell table:style-name="ce13" table:formula="of:=[.I13]/2" office:value-type="float" office:value="1" calcext:value-type="float">
            <text:p>1</text:p>
          </table:table-cell>
          <table:table-cell table:style-name="ce13" table:formula="of:=[.J13]/2" office:value-type="float" office:value="1" calcext:value-type="float">
            <text:p>1</text:p>
          </table:table-cell>
          <table:table-cell table:style-name="ce13" table:formula="of:=[.K13]/2" office:value-type="float" office:value="1" calcext:value-type="float">
            <text:p>1</text:p>
          </table:table-cell>
          <table:table-cell table:style-name="ce13" table:formula="of:=[.L13]/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5:.E15])" office:value-type="float" office:value="11" calcext:value-type="float">
            <text:p>11.00</text:p>
          </table:table-cell>
          <table:table-cell table:style-name="ce21"/>
          <table:table-cell table:style-name="ce13" table:number-columns-repeated="5"/>
          <table:table-cell table:number-columns-repeated="1012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6:.E16])" office:value-type="float" office:value="11" calcext:value-type="float">
            <text:p>11.0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9" table:formula="of:=AVERAGE([.A17:.E17])" office:value-type="float" office:value="11" calcext:value-type="float">
            <text:p>11.0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18:.E18])" office:value-type="float" office:value="11.2" calcext:value-type="float">
            <text:p>11.2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19:.E19])" office:value-type="float" office:value="11.2" calcext:value-type="float">
            <text:p>11.2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0:.E20])" office:value-type="float" office:value="11.2" calcext:value-type="float">
            <text:p>11.2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1:.E21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2:.E22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3:.E23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4:.E24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5:.E25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6:.E26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7:.E27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8:.E28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29:.E29])" office:value-type="float" office:value="11.6" calcext:value-type="float">
            <text:p>11.6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0:.E30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1:.E31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2:.E32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3:.E33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4:.E34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5:.E35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6:.E36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9" table:formula="of:=AVERAGE([.A37:.E37])" office:value-type="float" office:value="11.8" calcext:value-type="float">
            <text:p>11.8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9" table:formula="of:=AVERAGE([.A38:.E38])" office:value-type="float" office:value="12" calcext:value-type="float">
            <text:p>12.0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9" table:formula="of:=AVERAGE([.A39:.E39])" office:value-type="float" office:value="12.2" calcext:value-type="float">
            <text:p>12.2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9" table:formula="of:=AVERAGE([.A40:.E40])" office:value-type="float" office:value="12.4" calcext:value-type="float">
            <text:p>12.4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1:.E41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2:.E42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3:.E43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4:.E44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5:.E45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6:.E46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7:.E47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8:.E48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49:.E49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0:.E50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1:.E51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2:.E52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3:.E53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4:.E54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5:.E55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6:.E56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7:.E57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8:.E58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59:.E59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0:.E60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1:.E61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2:.E62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3:.E63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4:.E64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5:.E65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6:.E66])" office:value-type="float" office:value="12.6" calcext:value-type="float">
            <text:p>12.6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9" table:formula="of:=AVERAGE([.A67:.E67])" office:value-type="float" office:value="12.8" calcext:value-type="float">
            <text:p>12.8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9" table:formula="of:=AVERAGE([.A68:.E68])" office:value-type="float" office:value="13" calcext:value-type="float">
            <text:p>13.0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9" table:formula="of:=AVERAGE([.A69:.E69])" office:value-type="float" office:value="13.2" calcext:value-type="float">
            <text:p>13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9" table:formula="of:=AVERAGE([.A70:.E70])" office:value-type="float" office:value="13.2" calcext:value-type="float">
            <text:p>13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9" table:formula="of:=AVERAGE([.A71:.E71])" office:value-type="float" office:value="13.2" calcext:value-type="float">
            <text:p>13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9" table:formula="of:=AVERAGE([.A72:.E72])" office:value-type="float" office:value="13.2" calcext:value-type="float">
            <text:p>13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3:.E73])" office:value-type="float" office:value="13.4" calcext:value-type="float">
            <text:p>13.4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4:.E74])" office:value-type="float" office:value="13.4" calcext:value-type="float">
            <text:p>13.4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5:.E75])" office:value-type="float" office:value="13.4" calcext:value-type="float">
            <text:p>13.4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6:.E76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7:.E77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8:.E78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79:.E79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0:.E80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1:.E81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2:.E82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3:.E83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4:.E84])" office:value-type="float" office:value="13.6" calcext:value-type="float">
            <text:p>13.6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5:.E85])" office:value-type="float" office:value="13.8" calcext:value-type="float">
            <text:p>13.8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6:.E86])" office:value-type="float" office:value="13.8" calcext:value-type="float">
            <text:p>13.8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7:.E87])" office:value-type="float" office:value="13.8" calcext:value-type="float">
            <text:p>13.8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8:.E88])" office:value-type="float" office:value="13.8" calcext:value-type="float">
            <text:p>13.8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89:.E89])" office:value-type="float" office:value="13.8" calcext:value-type="float">
            <text:p>13.8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9" table:formula="of:=AVERAGE([.A90:.E90])" office:value-type="float" office:value="14.2" calcext:value-type="float">
            <text:p>14.2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9" table:formula="of:=AVERAGE([.A91:.E91])"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9" table:formula="of:=AVERAGE([.A92:.E92])"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9" table:formula="of:=AVERAGE([.A93:.E93])"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9" table:formula="of:=AVERAGE([.A94:.E94])" office:value-type="float" office:value="14.4" calcext:value-type="float">
            <text:p>14.4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9" table:formula="of:=AVERAGE([.A95:.E95])" office:value-type="float" office:value="15" calcext:value-type="float">
            <text:p>15.0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9" table:formula="of:=AVERAGE([.A96:.E96])" office:value-type="float" office:value="15.2" calcext:value-type="float">
            <text:p>15.2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9" table:formula="of:=AVERAGE([.A97:.E97])" office:value-type="float" office:value="15.6" calcext:value-type="float">
            <text:p>15.6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9" table:formula="of:=AVERAGE([.A98:.E98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9" table:formula="of:=AVERAGE([.A99:.E99])" office:value-type="float" office:value="16.2" calcext:value-type="float">
            <text:p>16.20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9" table:formula="of:=AVERAGE([.A100:.E100])" office:value-type="float" office:value="16.6" calcext:value-type="float">
            <text:p>16.60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9" table:formula="of:=AVERAGE([.A101:.E101])" office:value-type="float" office:value="18.8" calcext:value-type="float">
            <text:p>18.80</text:p>
          </table:table-cell>
          <table:table-cell table:number-columns-repeated="1018"/>
        </table:table-row>
        <table:table-row table:style-name="ro1" table:number-rows-repeated="899">
          <table:table-cell table:number-columns-repeated="5"/>
          <table:table-cell table:style-name="ce19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QTT_SSL_QoS1" table:style-name="ta3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20" office:value-type="string" calcext:value-type="string">
            <text:p>Média Amostras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style-name="ce19" table:formula="of:=AVERAGE([.A2:.E2])" office:value-type="float" office:value="14" calcext:value-type="float">
            <text:p>14.00</text:p>
          </table:table-cell>
          <table:table-cell table:style-name="ce4" office:value-type="string" calcext:value-type="string">
            <text:p>MQTT_TCP_QoS 0</text:p>
          </table:table-cell>
          <table:table-cell table:style-name="ce5" office:value-type="string" calcext:value-type="string">
            <text:p>Amostra 1</text:p>
          </table:table-cell>
          <table:table-cell table:style-name="ce5" office:value-type="string" calcext:value-type="string">
            <text:p>Amostra 2</text:p>
          </table:table-cell>
          <table:table-cell table:style-name="ce5" office:value-type="string" calcext:value-type="string">
            <text:p>Amostra 3</text:p>
          </table:table-cell>
          <table:table-cell table:style-name="ce5" office:value-type="string" calcext:value-type="string">
            <text:p>Amostra 4</text:p>
          </table:table-cell>
          <table:table-cell table:style-name="ce5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style-name="ce19" table:formula="of:=AVERAGE([.A3:.E3])" office:value-type="float" office:value="14" calcext:value-type="float">
            <text:p>14.00</text:p>
          </table:table-cell>
          <table:table-cell table:style-name="ce5" office:value-type="string" calcext:value-type="string">
            <text:p>Média</text:p>
          </table:table-cell>
          <table:table-cell table:style-name="ce8" table:formula="of:=AVERAGE([.A2:.A101])" office:value-type="float" office:value="39.7" calcext:value-type="float">
            <text:p>39.70</text:p>
          </table:table-cell>
          <table:table-cell table:style-name="ce14" table:formula="of:=AVERAGE([.B2:.B101])" office:value-type="float" office:value="51.98" calcext:value-type="float">
            <text:p>51.98</text:p>
          </table:table-cell>
          <table:table-cell table:style-name="ce14" table:formula="of:=AVERAGE([.C2:.C101])" office:value-type="float" office:value="44.31" calcext:value-type="float">
            <text:p>44.31</text:p>
          </table:table-cell>
          <table:table-cell table:style-name="ce14" table:formula="of:=AVERAGE([.D2:.D101])" office:value-type="float" office:value="64.92" calcext:value-type="float">
            <text:p>64.92</text:p>
          </table:table-cell>
          <table:table-cell table:style-name="ce14" table:formula="of:=AVERAGE([.E2:.E101])" office:value-type="float" office:value="46.86" calcext:value-type="float">
            <text:p>46.86</text:p>
          </table:table-cell>
          <table:table-cell table:style-name="ce19" table:formula="of:=AVERAGE([.H3:.L3])" office:value-type="float" office:value="49.554" calcext:value-type="float">
            <text:p>49.55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9" table:formula="of:=AVERAGE([.A4:.E4])" office:value-type="float" office:value="14.4" calcext:value-type="float">
            <text:p>14.40</text:p>
          </table:table-cell>
          <table:table-cell table:style-name="ce5" office:value-type="string" calcext:value-type="string">
            <text:p>Mediana</text:p>
          </table:table-cell>
          <table:table-cell table:style-name="ce9" table:formula="of:=MEDIAN([.A2:.A101])" office:value-type="float" office:value="17" calcext:value-type="float">
            <text:p>17</text:p>
          </table:table-cell>
          <table:table-cell table:style-name="ce15" table:formula="of:=MEDIAN([.B2:.B101])" office:value-type="float" office:value="17" calcext:value-type="float">
            <text:p>17</text:p>
          </table:table-cell>
          <table:table-cell table:style-name="ce15" table:formula="of:=MEDIAN([.C2:.C101])" office:value-type="float" office:value="17" calcext:value-type="float">
            <text:p>17</text:p>
          </table:table-cell>
          <table:table-cell table:style-name="ce15" table:formula="of:=MEDIAN([.D2:.D101])" office:value-type="float" office:value="17" calcext:value-type="float">
            <text:p>17</text:p>
          </table:table-cell>
          <table:table-cell table:style-name="ce15" table:formula="of:=MEDIAN([.E2:.E101]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9" table:formula="of:=AVERAGE([.A5:.E5])" office:value-type="float" office:value="14.6" calcext:value-type="float">
            <text:p>14.60</text:p>
          </table:table-cell>
          <table:table-cell table:style-name="ce6" office:value-type="string" calcext:value-type="string">
            <text:p>Moda</text:p>
          </table:table-cell>
          <table:table-cell table:style-name="ce10" table:formula="of:=MODE([.A2:.A101])" office:value-type="float" office:value="16" calcext:value-type="float">
            <text:p>16</text:p>
          </table:table-cell>
          <table:table-cell table:style-name="ce16" table:formula="of:=MODE([.B2:.B101])" office:value-type="float" office:value="16" calcext:value-type="float">
            <text:p>16</text:p>
          </table:table-cell>
          <table:table-cell table:style-name="ce16" table:formula="of:=MODE([.C2:.C101])" office:value-type="float" office:value="16" calcext:value-type="float">
            <text:p>16</text:p>
          </table:table-cell>
          <table:table-cell table:style-name="ce16" table:formula="of:=MODE([.D2:.D101])" office:value-type="float" office:value="16" calcext:value-type="float">
            <text:p>16</text:p>
          </table:table-cell>
          <table:table-cell table:style-name="ce16" table:formula="of:=MODE([.E2:.E101]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9" table:formula="of:=AVERAGE([.A6:.E6])" office:value-type="float" office:value="14.6" calcext:value-type="float">
            <text:p>14.60</text:p>
          </table:table-cell>
          <table:table-cell table:style-name="ce5" office:value-type="string" calcext:value-type="string">
            <text:p>Variação</text:p>
          </table:table-cell>
          <table:table-cell table:style-name="ce11" table:formula="of:=VAR([.A2:.A101])" office:value-type="float" office:value="5260.77777777778" calcext:value-type="float">
            <text:p>5260.77777777778</text:p>
          </table:table-cell>
          <table:table-cell table:style-name="ce11" table:formula="of:=VAR([.B2:.B101])" office:value-type="float" office:value="7698.9894949495" calcext:value-type="float">
            <text:p>7698.9894949495</text:p>
          </table:table-cell>
          <table:table-cell table:style-name="ce11" table:formula="of:=VAR([.C2:.C101])" office:value-type="float" office:value="6235.12515151515" calcext:value-type="float">
            <text:p>6235.12515151515</text:p>
          </table:table-cell>
          <table:table-cell table:style-name="ce11" table:formula="of:=VAR([.D2:.D101])" office:value-type="float" office:value="9897.04404040404" calcext:value-type="float">
            <text:p>9897.04404040404</text:p>
          </table:table-cell>
          <table:table-cell table:style-name="ce11" table:formula="of:=VAR([.E2:.E101])" office:value-type="float" office:value="6785.03070707071" calcext:value-type="float">
            <text:p>6785.03070707071</text:p>
          </table:table-cell>
          <table:table-cell table:style-name="ce1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9" table:formula="of:=AVERAGE([.A7:.E7])" office:value-type="float" office:value="14.8" calcext:value-type="float">
            <text:p>14.8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A2:.A101])" office:value-type="float" office:value="72.5312193319386" calcext:value-type="float">
            <text:p>72.5312193319386</text:p>
          </table:table-cell>
          <table:table-cell table:style-name="ce17" table:formula="of:=STDEV([.B2:.B101])" office:value-type="float" office:value="87.743885798097" calcext:value-type="float">
            <text:p>87.743885798097</text:p>
          </table:table-cell>
          <table:table-cell table:style-name="ce17" table:formula="of:=STDEV([.C2:.C101])" office:value-type="float" office:value="78.9628086602494" calcext:value-type="float">
            <text:p>78.9628086602494</text:p>
          </table:table-cell>
          <table:table-cell table:style-name="ce17" table:formula="of:=STDEV([.D2:.D101])" office:value-type="float" office:value="99.4838883458223" calcext:value-type="float">
            <text:p>99.4838883458223</text:p>
          </table:table-cell>
          <table:table-cell table:style-name="ce17" table:formula="of:=STDEV([.E2:.E101])" office:value-type="float" office:value="82.371297835294" calcext:value-type="float">
            <text:p>82.371297835294</text:p>
          </table:table-cell>
          <table:table-cell table:style-name="ce1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number-columns-repeated="5" table:style-name="ce2" office:value-type="float" office:value="15" calcext:value-type="float">
            <text:p>15</text:p>
          </table:table-cell>
          <table:table-cell table:style-name="ce19" table:formula="of:=AVERAGE([.A8:.E8])" office:value-type="float" office:value="15" calcext:value-type="float">
            <text:p>15.00</text:p>
          </table:table-cell>
          <table:table-cell table:style-name="ce7" office:value-type="string" calcext:value-type="string">
            <text:p>Min</text:p>
          </table:table-cell>
          <table:table-cell table:style-name="ce12" table:formula="of:=[.A2]" office:value-type="float" office:value="14" calcext:value-type="float">
            <text:p>14</text:p>
          </table:table-cell>
          <table:table-cell table:style-name="ce18" table:formula="of:=[.B2]" office:value-type="float" office:value="14" calcext:value-type="float">
            <text:p>14</text:p>
          </table:table-cell>
          <table:table-cell table:style-name="ce18" table:formula="of:=[.C2]" office:value-type="float" office:value="14" calcext:value-type="float">
            <text:p>14</text:p>
          </table:table-cell>
          <table:table-cell table:style-name="ce18" table:formula="of:=[.D2]" office:value-type="float" office:value="14" calcext:value-type="float">
            <text:p>14</text:p>
          </table:table-cell>
          <table:table-cell table:style-name="ce18" table:formula="of:=[.E2]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 table:style-name="ce2" office:value-type="float" office:value="15" calcext:value-type="float">
            <text:p>15</text:p>
          </table:table-cell>
          <table:table-cell table:style-name="ce19" table:formula="of:=AVERAGE([.A9:.E9])" office:value-type="float" office:value="15" calcext:value-type="float">
            <text:p>15.00</text:p>
          </table:table-cell>
          <table:table-cell table:style-name="ce7" office:value-type="string" calcext:value-type="string">
            <text:p>Max</text:p>
          </table:table-cell>
          <table:table-cell table:style-name="ce12" table:formula="of:=[.A101]" office:value-type="float" office:value="273" calcext:value-type="float">
            <text:p>273</text:p>
          </table:table-cell>
          <table:table-cell table:style-name="ce18" table:formula="of:=[.B101]" office:value-type="float" office:value="274" calcext:value-type="float">
            <text:p>274</text:p>
          </table:table-cell>
          <table:table-cell table:style-name="ce18" table:formula="of:=[.C101]" office:value-type="float" office:value="271" calcext:value-type="float">
            <text:p>271</text:p>
          </table:table-cell>
          <table:table-cell table:style-name="ce18" table:formula="of:=[.D101]" office:value-type="float" office:value="273" calcext:value-type="float">
            <text:p>273</text:p>
          </table:table-cell>
          <table:table-cell table:style-name="ce18" table:formula="of:=[.E101]" office:value-type="float" office:value="271" calcext:value-type="float">
            <text:p>271</text:p>
          </table:table-cell>
          <table:table-cell table:number-columns-repeated="1012"/>
        </table:table-row>
        <table:table-row table:style-name="ro1">
          <table:table-cell table:number-columns-repeated="5" table:style-name="ce2" office:value-type="float" office:value="15" calcext:value-type="float">
            <text:p>15</text:p>
          </table:table-cell>
          <table:table-cell table:style-name="ce19" table:formula="of:=AVERAGE([.A10:.E10])" office:value-type="float" office:value="15" calcext:value-type="float">
            <text:p>15.00</text:p>
          </table:table-cell>
          <table:table-cell table:style-name="ce7" office:value-type="string" calcext:value-type="string">
            <text:p>Quartil 1</text:p>
          </table:table-cell>
          <table:table-cell table:style-name="ce13" table:formula="of:=QUARTILE([.A2:.A101];1)" office:value-type="float" office:value="16" calcext:value-type="float">
            <text:p>16</text:p>
          </table:table-cell>
          <table:table-cell table:style-name="ce13" table:formula="of:=QUARTILE([.B2:.B101];1)" office:value-type="float" office:value="16" calcext:value-type="float">
            <text:p>16</text:p>
          </table:table-cell>
          <table:table-cell table:style-name="ce13" table:formula="of:=QUARTILE([.C2:.C101];1)" office:value-type="float" office:value="16" calcext:value-type="float">
            <text:p>16</text:p>
          </table:table-cell>
          <table:table-cell table:style-name="ce13" table:formula="of:=QUARTILE([.D2:.D101];1)" office:value-type="float" office:value="16" calcext:value-type="float">
            <text:p>16</text:p>
          </table:table-cell>
          <table:table-cell table:style-name="ce13" table:formula="of:=QUARTILE([.E2:.E101];1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1:.E11])" office:value-type="float" office:value="15.2" calcext:value-type="float">
            <text:p>15.20</text:p>
          </table:table-cell>
          <table:table-cell table:style-name="ce7" office:value-type="string" calcext:value-type="string">
            <text:p>Quartil 2</text:p>
          </table:table-cell>
          <table:table-cell table:style-name="ce13" table:formula="of:=QUARTILE([.A2:.A101];2)" office:value-type="float" office:value="17" calcext:value-type="float">
            <text:p>17</text:p>
          </table:table-cell>
          <table:table-cell table:style-name="ce13" table:formula="of:=QUARTILE([.B2:.B101];2)" office:value-type="float" office:value="17" calcext:value-type="float">
            <text:p>17</text:p>
          </table:table-cell>
          <table:table-cell table:style-name="ce13" table:formula="of:=QUARTILE([.C2:.C101];2)" office:value-type="float" office:value="17" calcext:value-type="float">
            <text:p>17</text:p>
          </table:table-cell>
          <table:table-cell table:style-name="ce13" table:formula="of:=QUARTILE([.D2:.D101];2)" office:value-type="float" office:value="17" calcext:value-type="float">
            <text:p>17</text:p>
          </table:table-cell>
          <table:table-cell table:style-name="ce13" table:formula="of:=QUARTILE([.E2:.E101];2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2:.E12])" office:value-type="float" office:value="15.2" calcext:value-type="float">
            <text:p>15.20</text:p>
          </table:table-cell>
          <table:table-cell table:style-name="ce7" office:value-type="string" calcext:value-type="string">
            <text:p>Quartil 3</text:p>
          </table:table-cell>
          <table:table-cell table:style-name="ce13" table:formula="of:=QUARTILE([.A2:.A101];3)" office:value-type="float" office:value="18" calcext:value-type="float">
            <text:p>18</text:p>
          </table:table-cell>
          <table:table-cell table:style-name="ce13" table:formula="of:=QUARTILE([.B2:.B101];3)" office:value-type="float" office:value="18" calcext:value-type="float">
            <text:p>18</text:p>
          </table:table-cell>
          <table:table-cell table:style-name="ce13" table:formula="of:=QUARTILE([.C2:.C101];3)" office:value-type="float" office:value="18" calcext:value-type="float">
            <text:p>18</text:p>
          </table:table-cell>
          <table:table-cell table:style-name="ce13" table:formula="of:=QUARTILE([.D2:.D101];3)" office:value-type="float" office:value="19" calcext:value-type="float">
            <text:p>19</text:p>
          </table:table-cell>
          <table:table-cell table:style-name="ce13" table:formula="of:=QUARTILE([.E2:.E101];3)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3:.E13])" office:value-type="float" office:value="15.2" calcext:value-type="float">
            <text:p>15.20</text:p>
          </table:table-cell>
          <table:table-cell table:style-name="ce7" office:value-type="string" calcext:value-type="string">
            <text:p>Distância Inter-Quartil</text:p>
          </table:table-cell>
          <table:table-cell table:style-name="ce13" table:formula="of:=[.H12]-[.H10]" office:value-type="float" office:value="2" calcext:value-type="float">
            <text:p>2</text:p>
          </table:table-cell>
          <table:table-cell table:style-name="ce13" table:formula="of:=[.I12]-[.I10]" office:value-type="float" office:value="2" calcext:value-type="float">
            <text:p>2</text:p>
          </table:table-cell>
          <table:table-cell table:style-name="ce13" table:formula="of:=[.J12]-[.J10]" office:value-type="float" office:value="2" calcext:value-type="float">
            <text:p>2</text:p>
          </table:table-cell>
          <table:table-cell table:style-name="ce13" table:formula="of:=[.K12]-[.K10]" office:value-type="float" office:value="3" calcext:value-type="float">
            <text:p>3</text:p>
          </table:table-cell>
          <table:table-cell table:style-name="ce13" table:formula="of:=[.L12]-[.L1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4:.E14])" office:value-type="float" office:value="15.2" calcext:value-type="float">
            <text:p>15.20</text:p>
          </table:table-cell>
          <table:table-cell table:style-name="ce7" office:value-type="string" calcext:value-type="string">
            <text:p>Distância Semi-Quartil</text:p>
          </table:table-cell>
          <table:table-cell table:style-name="ce13" table:formula="of:=[.H13]/2" office:value-type="float" office:value="1" calcext:value-type="float">
            <text:p>1</text:p>
          </table:table-cell>
          <table:table-cell table:style-name="ce13" table:formula="of:=[.I13]/2" office:value-type="float" office:value="1" calcext:value-type="float">
            <text:p>1</text:p>
          </table:table-cell>
          <table:table-cell table:style-name="ce13" table:formula="of:=[.J13]/2" office:value-type="float" office:value="1" calcext:value-type="float">
            <text:p>1</text:p>
          </table:table-cell>
          <table:table-cell table:style-name="ce13" table:formula="of:=[.K13]/2" office:value-type="float" office:value="1.5" calcext:value-type="float">
            <text:p>1.5</text:p>
          </table:table-cell>
          <table:table-cell table:style-name="ce13" table:formula="of:=[.L13]/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5:.E15])" office:value-type="float" office:value="15.6" calcext:value-type="float">
            <text:p>15.6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6:.E16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7:.E17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8:.E18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19:.E19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19" table:formula="of:=AVERAGE([.A20:.E20])" office:value-type="float" office:value="15.8" calcext:value-type="float">
            <text:p>15.8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1:.E21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2:.E22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3:.E23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4:.E24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5:.E25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6:.E26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7:.E27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8:.E28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29:.E29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0:.E30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1:.E31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2:.E32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3:.E33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4:.E34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5:.E35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6:.E36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7:.E37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8:.E38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39:.E39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40:.E40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41:.E41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6" calcext:value-type="float">
            <text:p>16</text:p>
          </table:table-cell>
          <table:table-cell table:style-name="ce19" table:formula="of:=AVERAGE([.A42:.E42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19" table:formula="of:=AVERAGE([.A43:.E43])" office:value-type="float" office:value="16.2" calcext:value-type="float">
            <text:p>16.2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4:.E44])" office:value-type="float" office:value="16.4" calcext:value-type="float">
            <text:p>16.4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5:.E45])" office:value-type="float" office:value="16.4" calcext:value-type="float">
            <text:p>16.4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6:.E46])" office:value-type="float" office:value="16.4" calcext:value-type="float">
            <text:p>16.4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7:.E47])" office:value-type="float" office:value="16.4" calcext:value-type="float">
            <text:p>16.4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8:.E48])" office:value-type="float" office:value="16.6" calcext:value-type="float">
            <text:p>16.6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49:.E49])" office:value-type="float" office:value="16.6" calcext:value-type="float">
            <text:p>16.6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50:.E50])" office:value-type="float" office:value="16.8" calcext:value-type="float">
            <text:p>16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51:.E51])" office:value-type="float" office:value="16.8" calcext:value-type="float">
            <text:p>16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formula="of:=AVERAGE([.A52:.E52])" office:value-type="float" office:value="16.8" calcext:value-type="float">
            <text:p>16.8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3:.E53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4:.E54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5:.E55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6:.E56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7:.E57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7" calcext:value-type="float">
            <text:p>17</text:p>
          </table:table-cell>
          <table:table-cell table:style-name="ce19" table:formula="of:=AVERAGE([.A58:.E58])" office:value-type="float" office:value="17" calcext:value-type="float">
            <text:p>17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59:.E59])" office:value-type="float" office:value="17.2" calcext:value-type="float">
            <text:p>17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0:.E60])" office:value-type="float" office:value="17.2" calcext:value-type="float">
            <text:p>17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1:.E61])" office:value-type="float" office:value="17.2" calcext:value-type="float">
            <text:p>17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2:.E62])" office:value-type="float" office:value="17.2" calcext:value-type="float">
            <text:p>17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3:.E63])" office:value-type="float" office:value="17.2" calcext:value-type="float">
            <text:p>17.2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4:.E64])" office:value-type="float" office:value="17.6" calcext:value-type="float">
            <text:p>17.6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5:.E65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6:.E66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7:.E67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8:.E68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69:.E69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70:.E70])" office:value-type="float" office:value="17.8" calcext:value-type="float">
            <text:p>17.8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71:.E71])" office:value-type="float" office:value="18" calcext:value-type="float">
            <text:p>18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72:.E72])" office:value-type="float" office:value="18" calcext:value-type="float">
            <text:p>18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73:.E73])" office:value-type="float" office:value="18" calcext:value-type="float">
            <text:p>18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19" table:formula="of:=AVERAGE([.A74:.E74])" office:value-type="float" office:value="18" calcext:value-type="float">
            <text:p>18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75:.E75])" office:value-type="float" office:value="18.2" calcext:value-type="float">
            <text:p>18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76:.E76])" office:value-type="float" office:value="18.2" calcext:value-type="float">
            <text:p>18.2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77:.E77])" office:value-type="float" office:value="18.2" calcext:value-type="float">
            <text:p>18.20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78:.E78])" office:value-type="float" office:value="18.6" calcext:value-type="float">
            <text:p>18.60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79:.E79])" office:value-type="float" office:value="18.6" calcext:value-type="float">
            <text:p>18.60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80:.E80])" office:value-type="float" office:value="18.8" calcext:value-type="float">
            <text:p>18.8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81:.E81])" office:value-type="float" office:value="19.6" calcext:value-type="float">
            <text:p>19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formula="of:=AVERAGE([.A82:.E82])" office:value-type="float" office:value="20" calcext:value-type="float">
            <text:p>20.0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9" calcext:value-type="float">
            <text:p>19</text:p>
          </table:table-cell>
          <table:table-cell table:style-name="ce19" table:formula="of:=AVERAGE([.A83:.E83])" office:value-type="float" office:value="68.8" calcext:value-type="float">
            <text:p>68.8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9" calcext:value-type="float">
            <text:p>19</text:p>
          </table:table-cell>
          <table:table-cell table:style-name="ce19" table:formula="of:=AVERAGE([.A84:.E84])" office:value-type="float" office:value="68.8" calcext:value-type="float">
            <text:p>68.8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9" calcext:value-type="float">
            <text:p>19</text:p>
          </table:table-cell>
          <table:table-cell table:style-name="ce19" table:formula="of:=AVERAGE([.A85:.E85])" office:value-type="float" office:value="69" calcext:value-type="float">
            <text:p>69.0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1" calcext:value-type="float">
            <text:p>21</text:p>
          </table:table-cell>
          <table:table-cell table:style-name="ce19" table:formula="of:=AVERAGE([.A86:.E86])" office:value-type="float" office:value="69.8" calcext:value-type="float">
            <text:p>69.8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" calcext:value-type="float">
            <text:p>24</text:p>
          </table:table-cell>
          <table:table-cell table:style-name="ce19" table:formula="of:=AVERAGE([.A87:.E87])" office:value-type="float" office:value="70.6" calcext:value-type="float">
            <text:p>70.6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" calcext:value-type="float">
            <text:p>24</text:p>
          </table:table-cell>
          <table:table-cell table:style-name="ce19" table:formula="of:=AVERAGE([.A88:.E88])" office:value-type="float" office:value="116.8" calcext:value-type="float">
            <text:p>116.8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" calcext:value-type="float">
            <text:p>25</text:p>
          </table:table-cell>
          <table:table-cell table:style-name="ce19" table:formula="of:=AVERAGE([.A89:.E89])" office:value-type="float" office:value="119.6" calcext:value-type="float">
            <text:p>119.60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7" calcext:value-type="float">
            <text:p>267</text:p>
          </table:table-cell>
          <table:table-cell table:style-name="ce19" table:formula="of:=AVERAGE([.A90:.E90])" office:value-type="float" office:value="169.6" calcext:value-type="float">
            <text:p>169.60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19" table:formula="of:=AVERAGE([.A91:.E91])" office:value-type="float" office:value="216.6" calcext:value-type="float">
            <text:p>216.60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19" table:formula="of:=AVERAGE([.A92:.E92])" office:value-type="float" office:value="219.6" calcext:value-type="float">
            <text:p>219.60</text:p>
          </table:table-cell>
          <table:table-cell table:number-columns-repeated="101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19" table:formula="of:=AVERAGE([.A93:.E93])" office:value-type="float" office:value="268" calcext:value-type="float">
            <text:p>268.00</text:p>
          </table:table-cell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19" table:formula="of:=AVERAGE([.A94:.E94])" office:value-type="float" office:value="268.6" calcext:value-type="float">
            <text:p>268.6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19" table:formula="of:=AVERAGE([.A95:.E95])" office:value-type="float" office:value="269" calcext:value-type="float">
            <text:p>269.00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19" table:formula="of:=AVERAGE([.A96:.E96])" office:value-type="float" office:value="269.2" calcext:value-type="float">
            <text:p>269.2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19" table:formula="of:=AVERAGE([.A97:.E97])" office:value-type="float" office:value="269.4" calcext:value-type="float">
            <text:p>269.4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69" calcext:value-type="float">
            <text:p>269</text:p>
          </table:table-cell>
          <table:table-cell table:style-name="ce19" table:formula="of:=AVERAGE([.A98:.E98])" office:value-type="float" office:value="269.8" calcext:value-type="float">
            <text:p>269.8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9" calcext:value-type="float">
            <text:p>269</text:p>
          </table:table-cell>
          <table:table-cell table:style-name="ce19" table:formula="of:=AVERAGE([.A99:.E99])" office:value-type="float" office:value="270.2" calcext:value-type="float">
            <text:p>270.2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0" calcext:value-type="float">
            <text:p>270</text:p>
          </table:table-cell>
          <table:table-cell table:style-name="ce19" table:formula="of:=AVERAGE([.A100:.E100])" office:value-type="float" office:value="270.8" calcext:value-type="float">
            <text:p>270.80</text:p>
          </table:table-cell>
          <table:table-cell table:number-columns-repeated="101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1" calcext:value-type="float">
            <text:p>271</text:p>
          </table:table-cell>
          <table:table-cell table:style-name="ce19" table:formula="of:=AVERAGE([.A101:.E101])" office:value-type="float" office:value="272.4" calcext:value-type="float">
            <text:p>272.40</text:p>
          </table:table-cell>
          <table:table-cell table:number-columns-repeated="1018"/>
        </table:table-row>
        <table:table-row table:style-name="ro1" table:number-rows-repeated="899">
          <table:table-cell table:number-columns-repeated="5"/>
          <table:table-cell table:style-name="ce19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QTT_SSL_QoS2" table:style-name="ta4"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2" office:value-type="string" calcext:value-type="string">
            <text:p>Média Amostras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2" table:formula="of:=AVERAGE([.A2:.E2])" office:value-type="float" office:value="24.8" calcext:value-type="float">
            <text:p>25</text:p>
          </table:table-cell>
          <table:table-cell table:style-name="ce4" office:value-type="string" calcext:value-type="string">
            <text:p>MQTT_TCP_QoS 0</text:p>
          </table:table-cell>
          <table:table-cell table:style-name="ce5" office:value-type="string" calcext:value-type="string">
            <text:p>Amostra 1</text:p>
          </table:table-cell>
          <table:table-cell table:style-name="ce5" office:value-type="string" calcext:value-type="string">
            <text:p>Amostra 2</text:p>
          </table:table-cell>
          <table:table-cell table:style-name="ce5" office:value-type="string" calcext:value-type="string">
            <text:p>Amostra 3</text:p>
          </table:table-cell>
          <table:table-cell table:style-name="ce5" office:value-type="string" calcext:value-type="string">
            <text:p>Amostra 4</text:p>
          </table:table-cell>
          <table:table-cell table:style-name="ce5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2" table:formula="of:=AVERAGE([.A3:.E3])" office:value-type="float" office:value="25.8" calcext:value-type="float">
            <text:p>26</text:p>
          </table:table-cell>
          <table:table-cell table:style-name="ce5" office:value-type="string" calcext:value-type="string">
            <text:p>Média</text:p>
          </table:table-cell>
          <table:table-cell table:style-name="ce8" table:formula="of:=AVERAGE([.A2:.A101])" office:value-type="float" office:value="261.33" calcext:value-type="float">
            <text:p>261.33</text:p>
          </table:table-cell>
          <table:table-cell table:style-name="ce14" table:formula="of:=AVERAGE([.B2:.B101])" office:value-type="float" office:value="260.92" calcext:value-type="float">
            <text:p>260.92</text:p>
          </table:table-cell>
          <table:table-cell table:style-name="ce14" table:formula="of:=AVERAGE([.C2:.C101])" office:value-type="float" office:value="272.21" calcext:value-type="float">
            <text:p>272.21</text:p>
          </table:table-cell>
          <table:table-cell table:style-name="ce14" table:formula="of:=AVERAGE([.D2:.D101])" office:value-type="float" office:value="261.11" calcext:value-type="float">
            <text:p>261.11</text:p>
          </table:table-cell>
          <table:table-cell table:style-name="ce14" table:formula="of:=AVERAGE([.E2:.E101])" office:value-type="float" office:value="260.88" calcext:value-type="float">
            <text:p>260.88</text:p>
          </table:table-cell>
          <table:table-cell table:style-name="ce19" table:formula="of:=AVERAGE([.H3:.L3])" office:value-type="float" office:value="263.29" calcext:value-type="float">
            <text:p>263.29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2" table:formula="of:=AVERAGE([.A4:.E4])" office:value-type="float" office:value="29.4" calcext:value-type="float">
            <text:p>29</text:p>
          </table:table-cell>
          <table:table-cell table:style-name="ce5" office:value-type="string" calcext:value-type="string">
            <text:p>Mediana</text:p>
          </table:table-cell>
          <table:table-cell table:style-name="ce9" table:formula="of:=MEDIAN([.A2:.A101])" office:value-type="float" office:value="268" calcext:value-type="float">
            <text:p>268</text:p>
          </table:table-cell>
          <table:table-cell table:style-name="ce15" table:formula="of:=MEDIAN([.B2:.B101])" office:value-type="float" office:value="268" calcext:value-type="float">
            <text:p>268</text:p>
          </table:table-cell>
          <table:table-cell table:style-name="ce15" table:formula="of:=MEDIAN([.C2:.C101])" office:value-type="float" office:value="271.5" calcext:value-type="float">
            <text:p>272</text:p>
          </table:table-cell>
          <table:table-cell table:style-name="ce15" table:formula="of:=MEDIAN([.D2:.D101])" office:value-type="float" office:value="268" calcext:value-type="float">
            <text:p>268</text:p>
          </table:table-cell>
          <table:table-cell table:style-name="ce15" table:formula="of:=MEDIAN([.E2:.E101])"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8" calcext:value-type="float">
            <text:p>258</text:p>
          </table:table-cell>
          <table:table-cell table:style-name="ce22" table:formula="of:=AVERAGE([.A5:.E5])" office:value-type="float" office:value="257" calcext:value-type="float">
            <text:p>257</text:p>
          </table:table-cell>
          <table:table-cell table:style-name="ce6" office:value-type="string" calcext:value-type="string">
            <text:p>Moda</text:p>
          </table:table-cell>
          <table:table-cell table:style-name="ce10" table:formula="of:=MODE([.A2:.A101])" office:value-type="float" office:value="267" calcext:value-type="float">
            <text:p>267</text:p>
          </table:table-cell>
          <table:table-cell table:style-name="ce16" table:formula="of:=MODE([.B2:.B101])" office:value-type="float" office:value="267" calcext:value-type="float">
            <text:p>267</text:p>
          </table:table-cell>
          <table:table-cell table:style-name="ce16" table:formula="of:=MODE([.C2:.C101])" office:value-type="float" office:value="268" calcext:value-type="float">
            <text:p>268</text:p>
          </table:table-cell>
          <table:table-cell table:style-name="ce16" table:formula="of:=MODE([.D2:.D101])" office:value-type="float" office:value="268" calcext:value-type="float">
            <text:p>268</text:p>
          </table:table-cell>
          <table:table-cell table:style-name="ce16" table:formula="of:=MODE([.E2:.E101])"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60" calcext:value-type="float">
            <text:p>260</text:p>
          </table:table-cell>
          <table:table-cell table:style-name="ce22" table:formula="of:=AVERAGE([.A6:.E6])" office:value-type="float" office:value="260.8" calcext:value-type="float">
            <text:p>261</text:p>
          </table:table-cell>
          <table:table-cell table:style-name="ce5" office:value-type="string" calcext:value-type="string">
            <text:p>Variação</text:p>
          </table:table-cell>
          <table:table-cell table:style-name="ce24" table:formula="of:=VAR([.A2:.A101])" office:value-type="float" office:value="1719.27383838384" calcext:value-type="float">
            <text:p>1719.27</text:p>
          </table:table-cell>
          <table:table-cell table:style-name="ce24" table:formula="of:=VAR([.B2:.B101])" office:value-type="float" office:value="1769.38747474748" calcext:value-type="float">
            <text:p>1769.39</text:p>
          </table:table-cell>
          <table:table-cell table:style-name="ce24" table:formula="of:=VAR([.C2:.C101])" office:value-type="float" office:value="2019.3998989899" calcext:value-type="float">
            <text:p>2019.40</text:p>
          </table:table-cell>
          <table:table-cell table:style-name="ce24" table:formula="of:=VAR([.D2:.D101])" office:value-type="float" office:value="1740.78575757576" calcext:value-type="float">
            <text:p>1740.79</text:p>
          </table:table-cell>
          <table:table-cell table:style-name="ce24" table:formula="of:=VAR([.E2:.E101])" office:value-type="float" office:value="1767.86424242424" calcext:value-type="float">
            <text:p>1767.86</text:p>
          </table:table-cell>
          <table:table-cell table:style-name="ce1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5" calcext:value-type="float">
            <text:p>265</text:p>
          </table:table-cell>
          <table:table-cell table:style-name="ce22" table:formula="of:=AVERAGE([.A7:.E7])" office:value-type="float" office:value="265" calcext:value-type="float">
            <text:p>265</text:p>
          </table:table-cell>
          <table:table-cell table:style-name="ce6" office:value-type="string" calcext:value-type="string">
            <text:p>Desvio padrão</text:p>
          </table:table-cell>
          <table:table-cell table:style-name="ce24" table:formula="of:=STDEV([.A2:.A101])" office:value-type="float" office:value="41.4641271267566" calcext:value-type="float">
            <text:p>41.46</text:p>
          </table:table-cell>
          <table:table-cell table:style-name="ce25" table:formula="of:=STDEV([.B2:.B101])" office:value-type="float" office:value="42.0640877084893" calcext:value-type="float">
            <text:p>42.06</text:p>
          </table:table-cell>
          <table:table-cell table:style-name="ce25" table:formula="of:=STDEV([.C2:.C101])" office:value-type="float" office:value="44.9377335764711" calcext:value-type="float">
            <text:p>44.94</text:p>
          </table:table-cell>
          <table:table-cell table:style-name="ce25" table:formula="of:=STDEV([.D2:.D101])" office:value-type="float" office:value="41.7227247141862" calcext:value-type="float">
            <text:p>41.72</text:p>
          </table:table-cell>
          <table:table-cell table:style-name="ce25" table:formula="of:=STDEV([.E2:.E101])" office:value-type="float" office:value="42.0459777199228" calcext:value-type="float">
            <text:p>42.05</text:p>
          </table:table-cell>
          <table:table-cell table:style-name="ce1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266" calcext:value-type="float">
            <text:p>26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6" calcext:value-type="float">
            <text:p>266</text:p>
          </table:table-cell>
          <table:table-cell table:style-name="ce22" table:formula="of:=AVERAGE([.A8:.E8])" office:value-type="float" office:value="265.8" calcext:value-type="float">
            <text:p>266</text:p>
          </table:table-cell>
          <table:table-cell table:style-name="ce7" office:value-type="string" calcext:value-type="string">
            <text:p>Min</text:p>
          </table:table-cell>
          <table:table-cell table:style-name="ce12" table:formula="of:=[.A2]" office:value-type="float" office:value="25" calcext:value-type="float">
            <text:p>25</text:p>
          </table:table-cell>
          <table:table-cell table:style-name="ce18" table:formula="of:=[.B2]" office:value-type="float" office:value="22" calcext:value-type="float">
            <text:p>22</text:p>
          </table:table-cell>
          <table:table-cell table:style-name="ce18" table:formula="of:=[.C2]" office:value-type="float" office:value="30" calcext:value-type="float">
            <text:p>30</text:p>
          </table:table-cell>
          <table:table-cell table:style-name="ce18" table:formula="of:=[.D2]" office:value-type="float" office:value="25" calcext:value-type="float">
            <text:p>25</text:p>
          </table:table-cell>
          <table:table-cell table:style-name="ce18" table:formula="of:=[.E2]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6" calcext:value-type="float">
            <text:p>266</text:p>
          </table:table-cell>
          <table:table-cell table:style-name="ce22" table:formula="of:=AVERAGE([.A9:.E9])" office:value-type="float" office:value="266.6" calcext:value-type="float">
            <text:p>267</text:p>
          </table:table-cell>
          <table:table-cell table:style-name="ce7" office:value-type="string" calcext:value-type="string">
            <text:p>Max</text:p>
          </table:table-cell>
          <table:table-cell table:style-name="ce12" table:formula="of:=[.A101]" office:value-type="float" office:value="283" calcext:value-type="float">
            <text:p>283</text:p>
          </table:table-cell>
          <table:table-cell table:style-name="ce18" table:formula="of:=[.B101]" office:value-type="float" office:value="287" calcext:value-type="float">
            <text:p>287</text:p>
          </table:table-cell>
          <table:table-cell table:style-name="ce18" table:formula="of:=[.C101]" office:value-type="float" office:value="365" calcext:value-type="float">
            <text:p>365</text:p>
          </table:table-cell>
          <table:table-cell table:style-name="ce18" table:formula="of:=[.D101]" office:value-type="float" office:value="278" calcext:value-type="float">
            <text:p>278</text:p>
          </table:table-cell>
          <table:table-cell table:style-name="ce18" table:formula="of:=[.E101]"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6" calcext:value-type="float">
            <text:p>266</text:p>
          </table:table-cell>
          <table:table-cell table:style-name="ce22" table:formula="of:=AVERAGE([.A10:.E10])" office:value-type="float" office:value="266.6" calcext:value-type="float">
            <text:p>267</text:p>
          </table:table-cell>
          <table:table-cell table:style-name="ce7" office:value-type="string" calcext:value-type="string">
            <text:p>Quartil 1</text:p>
          </table:table-cell>
          <table:table-cell table:style-name="ce10" table:formula="of:=QUARTILE([.A2:.A101];1)" office:value-type="float" office:value="267" calcext:value-type="float">
            <text:p>267</text:p>
          </table:table-cell>
          <table:table-cell table:style-name="ce10" table:formula="of:=QUARTILE([.B2:.B101];1)" office:value-type="float" office:value="267" calcext:value-type="float">
            <text:p>267</text:p>
          </table:table-cell>
          <table:table-cell table:style-name="ce10" table:formula="of:=QUARTILE([.C2:.C101];1)" office:value-type="float" office:value="269" calcext:value-type="float">
            <text:p>269</text:p>
          </table:table-cell>
          <table:table-cell table:style-name="ce10" table:formula="of:=QUARTILE([.D2:.D101];1)" office:value-type="float" office:value="267" calcext:value-type="float">
            <text:p>267</text:p>
          </table:table-cell>
          <table:table-cell table:style-name="ce10" table:formula="of:=QUARTILE([.E2:.E101];1)" office:value-type="float" office:value="267" calcext:value-type="float">
            <text:p>267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2" table:formula="of:=AVERAGE([.A11:.E11])" office:value-type="float" office:value="267" calcext:value-type="float">
            <text:p>267</text:p>
          </table:table-cell>
          <table:table-cell table:style-name="ce7" office:value-type="string" calcext:value-type="string">
            <text:p>Quartil 2</text:p>
          </table:table-cell>
          <table:table-cell table:style-name="ce10" table:formula="of:=QUARTILE([.A2:.A101];2)" office:value-type="float" office:value="268" calcext:value-type="float">
            <text:p>268</text:p>
          </table:table-cell>
          <table:table-cell table:style-name="ce10" table:formula="of:=QUARTILE([.B2:.B101];2)" office:value-type="float" office:value="268" calcext:value-type="float">
            <text:p>268</text:p>
          </table:table-cell>
          <table:table-cell table:style-name="ce10" table:formula="of:=QUARTILE([.C2:.C101];2)" office:value-type="float" office:value="271.5" calcext:value-type="float">
            <text:p>271.5</text:p>
          </table:table-cell>
          <table:table-cell table:style-name="ce10" table:formula="of:=QUARTILE([.D2:.D101];2)" office:value-type="float" office:value="268" calcext:value-type="float">
            <text:p>268</text:p>
          </table:table-cell>
          <table:table-cell table:style-name="ce10" table:formula="of:=QUARTILE([.E2:.E101];2)"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2" table:formula="of:=AVERAGE([.A12:.E12])" office:value-type="float" office:value="267" calcext:value-type="float">
            <text:p>267</text:p>
          </table:table-cell>
          <table:table-cell table:style-name="ce7" office:value-type="string" calcext:value-type="string">
            <text:p>Quartil 3</text:p>
          </table:table-cell>
          <table:table-cell table:style-name="ce10" table:formula="of:=QUARTILE([.A2:.A101];3)" office:value-type="float" office:value="270" calcext:value-type="float">
            <text:p>270</text:p>
          </table:table-cell>
          <table:table-cell table:style-name="ce10" table:formula="of:=QUARTILE([.B2:.B101];3)" office:value-type="float" office:value="269" calcext:value-type="float">
            <text:p>269</text:p>
          </table:table-cell>
          <table:table-cell table:style-name="ce10" table:formula="of:=QUARTILE([.C2:.C101];3)" office:value-type="float" office:value="293" calcext:value-type="float">
            <text:p>293</text:p>
          </table:table-cell>
          <table:table-cell table:style-name="ce10" table:formula="of:=QUARTILE([.D2:.D101];3)" office:value-type="float" office:value="269" calcext:value-type="float">
            <text:p>269</text:p>
          </table:table-cell>
          <table:table-cell table:style-name="ce10" table:formula="of:=QUARTILE([.E2:.E101];3)" office:value-type="float" office:value="269" calcext:value-type="float">
            <text:p>26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2" table:formula="of:=AVERAGE([.A13:.E13])" office:value-type="float" office:value="267" calcext:value-type="float">
            <text:p>267</text:p>
          </table:table-cell>
          <table:table-cell table:style-name="ce7" office:value-type="string" calcext:value-type="string">
            <text:p>Distância Inter-Quartil</text:p>
          </table:table-cell>
          <table:table-cell table:style-name="ce10" table:formula="of:=[.H12]-[.H10]" office:value-type="float" office:value="3" calcext:value-type="float">
            <text:p>3</text:p>
          </table:table-cell>
          <table:table-cell table:style-name="ce10" table:formula="of:=[.I12]-[.I10]" office:value-type="float" office:value="2" calcext:value-type="float">
            <text:p>2</text:p>
          </table:table-cell>
          <table:table-cell table:style-name="ce10" table:formula="of:=[.J12]-[.J10]" office:value-type="float" office:value="24" calcext:value-type="float">
            <text:p>24</text:p>
          </table:table-cell>
          <table:table-cell table:style-name="ce10" table:formula="of:=[.K12]-[.K10]" office:value-type="float" office:value="2" calcext:value-type="float">
            <text:p>2</text:p>
          </table:table-cell>
          <table:table-cell table:style-name="ce10" table:formula="of:=[.L12]-[.L1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  <table:table-cell table:style-name="ce22" table:formula="of:=AVERAGE([.A14:.E14])" office:value-type="float" office:value="267" calcext:value-type="float">
            <text:p>267</text:p>
          </table:table-cell>
          <table:table-cell table:style-name="ce7" office:value-type="string" calcext:value-type="string">
            <text:p>Distância Semi-Quartil</text:p>
          </table:table-cell>
          <table:table-cell table:style-name="ce10" table:formula="of:=[.H13]/2" office:value-type="float" office:value="1.5" calcext:value-type="float">
            <text:p>1.5</text:p>
          </table:table-cell>
          <table:table-cell table:style-name="ce10" table:formula="of:=[.I13]/2" office:value-type="float" office:value="1" calcext:value-type="float">
            <text:p>1</text:p>
          </table:table-cell>
          <table:table-cell table:style-name="ce10" table:formula="of:=[.J13]/2" office:value-type="float" office:value="12" calcext:value-type="float">
            <text:p>12</text:p>
          </table:table-cell>
          <table:table-cell table:style-name="ce10" table:formula="of:=[.K13]/2" office:value-type="float" office:value="1" calcext:value-type="float">
            <text:p>1</text:p>
          </table:table-cell>
          <table:table-cell table:style-name="ce10" table:formula="of:=[.L13]/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15:.E15])" office:value-type="float" office:value="267.2" calcext:value-type="float">
            <text:p>267</text:p>
          </table:table-cell>
          <table:table-cell table:style-name="ce23"/>
          <table:table-cell table:style-name="ce17" table:number-columns-repeated="5"/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16:.E16])" office:value-type="float" office:value="267.2" calcext:value-type="float">
            <text:p>267</text:p>
          </table:table-cell>
          <table:table-cell table:style-name="ce23"/>
          <table:table-cell table:style-name="ce17" table:number-columns-repeated="5"/>
          <table:table-cell table:number-columns-repeated="1012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17:.E17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18:.E18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19:.E19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0:.E20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1:.E21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2:.E22])" office:value-type="float" office:value="267.2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3:.E23])" office:value-type="float" office:value="267.4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4:.E24])" office:value-type="float" office:value="267.4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5:.E25])" office:value-type="float" office:value="267.4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6:.E26])" office:value-type="float" office:value="267.4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table:style-name="ce22" table:formula="of:=AVERAGE([.A27:.E27])" office:value-type="float" office:value="267.4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28:.E28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29:.E29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0:.E30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1:.E31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2:.E32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3:.E33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4:.E34])" office:value-type="float" office:value="267.6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5:.E35])" office:value-type="float" office:value="267.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6:.E36])" office:value-type="float" office:value="267.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7:.E37])" office:value-type="float" office:value="267.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" calcext:value-type="float">
            <text:p>267</text:p>
          </table:table-cell>
          <table:table-cell table:style-name="ce22" table:formula="of:=AVERAGE([.A38:.E38])" office:value-type="float" office:value="267.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39:.E39])"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0:.E40])"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7" calcext:value-type="float">
            <text:p>267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1:.E41])"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2:.E42])" office:value-type="float" office:value="268.4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3:.E43])" office:value-type="float" office:value="268.4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4:.E44])" office:value-type="float" office:value="268.4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5:.E45])" office:value-type="float" office:value="268.4" calcext:value-type="float">
            <text:p>26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6:.E46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7:.E47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8:.E48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49:.E49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0:.E50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1:.E51])" office:value-type="float" office:value="268.6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2:.E52])" office:value-type="float" office:value="268.8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3:.E53])" office:value-type="float" office:value="268.8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4:.E54])" office:value-type="float" office:value="268.8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5:.E55])" office:value-type="float" office:value="268.8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style-name="ce22" table:formula="of:=AVERAGE([.A56:.E56])" office:value-type="float" office:value="268.8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57:.E57])"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58:.E58])"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59:.E59])" office:value-type="float" office:value="269.2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0:.E60])" office:value-type="float" office:value="269.2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1:.E61])" office:value-type="float" office:value="269.2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2:.E62])" office:value-type="float" office:value="269.2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8" calcext:value-type="float">
            <text:p>268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3:.E63])" office:value-type="float" office:value="269.4" calcext:value-type="float">
            <text:p>269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4:.E64])" office:value-type="float" office:value="269.6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2" table:formula="of:=AVERAGE([.A65:.E65])" office:value-type="float" office:value="269.8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66:.E66])" office:value-type="float" office:value="270.2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67:.E67])" office:value-type="float" office:value="270.6" calcext:value-type="float">
            <text:p>271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68:.E68])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69:.E69])" office:value-type="float" office:value="271.2" calcext:value-type="float">
            <text:p>27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0:.E70])" office:value-type="float" office:value="271.8" calcext:value-type="float">
            <text:p>272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1:.E71])"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2:.E72])" office:value-type="float" office:value="272.6" calcext:value-type="float">
            <text:p>273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3:.E73])"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4:.E74])"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5:.E75])" office:value-type="float" office:value="273.8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6:.E76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7:.E77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8:.E78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79:.E79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80:.E80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81:.E81]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style-name="ce22" table:formula="of:=AVERAGE([.A82:.E82])" office:value-type="float" office:value="274.2" calcext:value-type="float">
            <text:p>274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2" table:formula="of:=AVERAGE([.A83:.E83])" office:value-type="float" office:value="274.4" calcext:value-type="float">
            <text:p>274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4:.E84])" office:value-type="float" office:value="274.6" calcext:value-type="float">
            <text:p>275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5:.E85])" office:value-type="float" office:value="274.6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6:.E86])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7:.E87])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8:.E88])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89:.E89])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8" calcext:value-type="float">
            <text:p>298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2" table:formula="of:=AVERAGE([.A90:.E90])" office:value-type="float" office:value="275.8" calcext:value-type="float">
            <text:p>276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2" table:formula="of:=AVERAGE([.A91:.E91])"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2" table:formula="of:=AVERAGE([.A92:.E92])" office:value-type="float" office:value="276.2" calcext:value-type="float">
            <text:p>276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2" table:style-name="ce2" office:value-type="float" office:value="271" calcext:value-type="float">
            <text:p>271</text:p>
          </table:table-cell>
          <table:table-cell table:style-name="ce22" table:formula="of:=AVERAGE([.A93:.E93])" office:value-type="float" office:value="277.2" calcext:value-type="float">
            <text:p>277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2" table:formula="of:=AVERAGE([.A94:.E94])" office:value-type="float" office:value="277.8" calcext:value-type="float">
            <text:p>278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2" table:formula="of:=AVERAGE([.A95:.E95])" office:value-type="float" office:value="277.8" calcext:value-type="float">
            <text:p>278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2" calcext:value-type="float">
            <text:p>272</text:p>
          </table:table-cell>
          <table:table-cell table:style-name="ce22" table:formula="of:=AVERAGE([.A96:.E96])" office:value-type="float" office:value="278.2" calcext:value-type="float">
            <text:p>27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2" calcext:value-type="float">
            <text:p>27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2" calcext:value-type="float">
            <text:p>272</text:p>
          </table:table-cell>
          <table:table-cell table:style-name="ce22" table:formula="of:=AVERAGE([.A97:.E97])" office:value-type="float" office:value="278.6" calcext:value-type="float">
            <text:p>279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2" calcext:value-type="float">
            <text:p>272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3" calcext:value-type="float">
            <text:p>273</text:p>
          </table:table-cell>
          <table:table-cell table:style-name="ce22" table:formula="of:=AVERAGE([.A98:.E98])" office:value-type="float" office:value="279.4" calcext:value-type="float">
            <text:p>279</text:p>
          </table:table-cell>
          <table:table-cell table:number-columns-repeated="101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3" calcext:value-type="float">
            <text:p>273</text:p>
          </table:table-cell>
          <table:table-cell table:style-name="ce22" table:formula="of:=AVERAGE([.A99:.E99])" office:value-type="float" office:value="281.2" calcext:value-type="float">
            <text:p>281</text:p>
          </table:table-cell>
          <table:table-cell table:number-columns-repeated="101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4" calcext:value-type="float">
            <text:p>274</text:p>
          </table:table-cell>
          <table:table-cell table:style-name="ce22" table:formula="of:=AVERAGE([.A100:.E100])" office:value-type="float" office:value="286.6" calcext:value-type="float">
            <text:p>287</text:p>
          </table:table-cell>
          <table:table-cell table:number-columns-repeated="101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5" calcext:value-type="float">
            <text:p>275</text:p>
          </table:table-cell>
          <table:table-cell table:style-name="ce22" table:formula="of:=AVERAGE([.A101:.E101])" office:value-type="float" office:value="297.6" calcext:value-type="float">
            <text:p>298</text:p>
          </table:table-cell>
          <table:table-cell table:number-columns-repeated="1018"/>
        </table:table-row>
        <table:table-row table:style-name="ro1" table:number-rows-repeated="899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QTT_TLS_QoS2_1kb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26" office:value-type="string" calcext:value-type="string">
            <text:p>Média</text:p>
          </table:table-cell>
          <table:table-cell table:number-columns-repeated="1018"/>
        </table:table-row>
        <table:table-row table:style-name="ro1">
          <table:table-cell table:style-name="ce26" office:value-type="float" office:value="245" calcext:value-type="float">
            <text:p>24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34" calcext:value-type="float">
            <text:p>234</text:p>
          </table:table-cell>
          <table:table-cell table:style-name="ce27" table:formula="of:=AVERAGE([.A2:.E2])" office:value-type="float" office:value="244.2" calcext:value-type="float">
            <text:p>244</text:p>
          </table:table-cell>
          <table:table-cell table:style-name="ce4" office:value-type="string" calcext:value-type="string">
            <text:p>MQTT_TCP_QoS 0</text:p>
          </table:table-cell>
          <table:table-cell table:style-name="ce5" office:value-type="string" calcext:value-type="string">
            <text:p>Amostra 1</text:p>
          </table:table-cell>
          <table:table-cell table:style-name="ce5" office:value-type="string" calcext:value-type="string">
            <text:p>Amostra 2</text:p>
          </table:table-cell>
          <table:table-cell table:style-name="ce5" office:value-type="string" calcext:value-type="string">
            <text:p>Amostra 3</text:p>
          </table:table-cell>
          <table:table-cell table:style-name="ce5" office:value-type="string" calcext:value-type="string">
            <text:p>Amostra 4</text:p>
          </table:table-cell>
          <table:table-cell table:style-name="ce5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style-name="ce26" office:value-type="float" office:value="251" calcext:value-type="float">
            <text:p>25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44" calcext:value-type="float">
            <text:p>244</text:p>
          </table:table-cell>
          <table:table-cell table:style-name="ce27" table:formula="of:=AVERAGE([.A3:.E3])" office:value-type="float" office:value="252" calcext:value-type="float">
            <text:p>252</text:p>
          </table:table-cell>
          <table:table-cell table:style-name="ce5" office:value-type="string" calcext:value-type="string">
            <text:p>Média</text:p>
          </table:table-cell>
          <table:table-cell table:style-name="ce8" table:formula="of:=AVERAGE([.A2:.A100])" office:value-type="float" office:value="330.8282828" calcext:value-type="float">
            <text:p>330.83</text:p>
          </table:table-cell>
          <table:table-cell table:style-name="ce14" table:formula="of:=AVERAGE([.B2:.B101])" office:value-type="float" office:value="302.25" calcext:value-type="float">
            <text:p>302.25</text:p>
          </table:table-cell>
          <table:table-cell table:style-name="ce14" table:formula="of:=AVERAGE([.C2:.C101])" office:value-type="float" office:value="373.45" calcext:value-type="float">
            <text:p>373.45</text:p>
          </table:table-cell>
          <table:table-cell table:style-name="ce14" table:formula="of:=AVERAGE([.D2:.D101])" office:value-type="float" office:value="302.38" calcext:value-type="float">
            <text:p>302.38</text:p>
          </table:table-cell>
          <table:table-cell table:style-name="ce14" table:formula="of:=AVERAGE([.E2:.E101])" office:value-type="float" office:value="327.61" calcext:value-type="float">
            <text:p>327.61</text:p>
          </table:table-cell>
          <table:table-cell table:style-name="ce19" table:formula="of:=AVERAGE([.H3:.L3])" office:value-type="float" office:value="327.3036566" calcext:value-type="float">
            <text:p>327.30</text:p>
          </table:table-cell>
          <table:table-cell table:number-columns-repeated="1011"/>
        </table:table-row>
        <table:table-row table:style-name="ro1">
          <table:table-cell table:style-name="ce26" office:value-type="float" office:value="252" calcext:value-type="float">
            <text:p>25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44" calcext:value-type="float">
            <text:p>244</text:p>
          </table:table-cell>
          <table:table-cell table:style-name="ce27" table:formula="of:=AVERAGE([.A4:.E4])" office:value-type="float" office:value="253.6" calcext:value-type="float">
            <text:p>254</text:p>
          </table:table-cell>
          <table:table-cell table:style-name="ce5" office:value-type="string" calcext:value-type="string">
            <text:p>Mediana</text:p>
          </table:table-cell>
          <table:table-cell table:style-name="ce28" table:formula="of:=MEDIAN([.A2:.A100])" office:value-type="float" office:value="317" calcext:value-type="float">
            <text:p>317</text:p>
          </table:table-cell>
          <table:table-cell table:style-name="ce16" table:formula="of:=MEDIAN([.B2:.B101])" office:value-type="float" office:value="277.5" calcext:value-type="float">
            <text:p>277.5</text:p>
          </table:table-cell>
          <table:table-cell table:style-name="ce16" table:formula="of:=MEDIAN([.C2:.C101])" office:value-type="float" office:value="344.5" calcext:value-type="float">
            <text:p>344.5</text:p>
          </table:table-cell>
          <table:table-cell table:style-name="ce16" table:formula="of:=MEDIAN([.D2:.D101])" office:value-type="float" office:value="299.5" calcext:value-type="float">
            <text:p>299.5</text:p>
          </table:table-cell>
          <table:table-cell table:style-name="ce16" table:formula="of:=MEDIAN([.E2:.E101])" office:value-type="float" office:value="307" calcext:value-type="float">
            <text:p>307</text:p>
          </table:table-cell>
          <table:table-cell table:number-columns-repeated="1012"/>
        </table:table-row>
        <table:table-row table:style-name="ro1">
          <table:table-cell table:style-name="ce26" office:value-type="float" office:value="253" calcext:value-type="float">
            <text:p>25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1" calcext:value-type="float">
            <text:p>251</text:p>
          </table:table-cell>
          <table:table-cell table:style-name="ce27" table:formula="of:=AVERAGE([.A5:.E5])" office:value-type="float" office:value="256.2" calcext:value-type="float">
            <text:p>256</text:p>
          </table:table-cell>
          <table:table-cell table:style-name="ce6" office:value-type="string" calcext:value-type="string">
            <text:p>Moda</text:p>
          </table:table-cell>
          <table:table-cell table:style-name="ce10" table:formula="of:=MODE([.A2:.A100])" office:value-type="float" office:value="294" calcext:value-type="float">
            <text:p>294</text:p>
          </table:table-cell>
          <table:table-cell table:style-name="ce16" table:formula="of:=MODE([.B2:.B101])" office:value-type="float" office:value="269" calcext:value-type="float">
            <text:p>269</text:p>
          </table:table-cell>
          <table:table-cell table:style-name="ce16" table:formula="of:=MODE([.C2:.C101])" office:value-type="float" office:value="269" calcext:value-type="float">
            <text:p>269</text:p>
          </table:table-cell>
          <table:table-cell table:style-name="ce16" table:formula="of:=MODE([.D2:.D101])" office:value-type="float" office:value="312" calcext:value-type="float">
            <text:p>312</text:p>
          </table:table-cell>
          <table:table-cell table:style-name="ce16" table:formula="of:=MODE([.E2:.E101])" office:value-type="float" office:value="307" calcext:value-type="float">
            <text:p>307</text:p>
          </table:table-cell>
          <table:table-cell table:number-columns-repeated="1012"/>
        </table:table-row>
        <table:table-row table:style-name="ro1">
          <table:table-cell table:style-name="ce26" office:value-type="float" office:value="254" calcext:value-type="float">
            <text:p>25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2" calcext:value-type="float">
            <text:p>252</text:p>
          </table:table-cell>
          <table:table-cell table:style-name="ce27" table:formula="of:=AVERAGE([.A6:.E6])" office:value-type="float" office:value="256.8" calcext:value-type="float">
            <text:p>257</text:p>
          </table:table-cell>
          <table:table-cell table:style-name="ce5" office:value-type="string" calcext:value-type="string">
            <text:p>Variação</text:p>
          </table:table-cell>
          <table:table-cell table:style-name="ce24" table:formula="of:=VAR([.A2:.A100])" office:value-type="float" office:value="7971.306947" calcext:value-type="float">
            <text:p>7971.31</text:p>
          </table:table-cell>
          <table:table-cell table:style-name="ce24" table:formula="of:=VAR([.B2:.B101])" office:value-type="float" office:value="6194.59343434343" calcext:value-type="float">
            <text:p>6194.59</text:p>
          </table:table-cell>
          <table:table-cell table:style-name="ce24" table:formula="of:=VAR([.C2:.C101])" office:value-type="float" office:value="10871.0176767677" calcext:value-type="float">
            <text:p>10871.02</text:p>
          </table:table-cell>
          <table:table-cell table:style-name="ce24" table:formula="of:=VAR([.D2:.D101])" office:value-type="float" office:value="4334.76323232323" calcext:value-type="float">
            <text:p>4334.76</text:p>
          </table:table-cell>
          <table:table-cell table:style-name="ce24" table:formula="of:=VAR([.E2:.E101])" office:value-type="float" office:value="10029.614040404" calcext:value-type="float">
            <text:p>10029.61</text:p>
          </table:table-cell>
          <table:table-cell table:style-name="ce1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style-name="ce26" office:value-type="float" office:value="255" calcext:value-type="float">
            <text:p>255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27" table:formula="of:=AVERAGE([.A7:.E7])" office:value-type="float" office:value="257.8" calcext:value-type="float">
            <text:p>258</text:p>
          </table:table-cell>
          <table:table-cell table:style-name="ce6" office:value-type="string" calcext:value-type="string">
            <text:p>Desvio padrão</text:p>
          </table:table-cell>
          <table:table-cell table:style-name="ce24" table:formula="of:=STDEV([.A2:.A100])" office:value-type="float" office:value="89.28217598" calcext:value-type="float">
            <text:p>89.28</text:p>
          </table:table-cell>
          <table:table-cell table:style-name="ce25" table:formula="of:=STDEV([.B2:.B101])" office:value-type="float" office:value="78.7057395260564" calcext:value-type="float">
            <text:p>78.71</text:p>
          </table:table-cell>
          <table:table-cell table:style-name="ce25" table:formula="of:=STDEV([.C2:.C101])" office:value-type="float" office:value="104.264172546315" calcext:value-type="float">
            <text:p>104.26</text:p>
          </table:table-cell>
          <table:table-cell table:style-name="ce25" table:formula="of:=STDEV([.D2:.D101])" office:value-type="float" office:value="65.8389188271134" calcext:value-type="float">
            <text:p>65.84</text:p>
          </table:table-cell>
          <table:table-cell table:style-name="ce25" table:formula="of:=STDEV([.E2:.E101])" office:value-type="float" office:value="100.147960740117" calcext:value-type="float">
            <text:p>100.15</text:p>
          </table:table-cell>
          <table:table-cell table:style-name="ce1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style-name="ce26" office:value-type="float" office:value="259" calcext:value-type="float">
            <text:p>259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254" calcext:value-type="float">
            <text:p>254</text:p>
          </table:table-cell>
          <table:table-cell table:style-name="ce27" table:formula="of:=AVERAGE([.A8:.E8])" office:value-type="float" office:value="260" calcext:value-type="float">
            <text:p>260</text:p>
          </table:table-cell>
          <table:table-cell table:style-name="ce7" office:value-type="string" calcext:value-type="string">
            <text:p>Min</text:p>
          </table:table-cell>
          <table:table-cell table:style-name="ce29" table:formula="of:=[.A2]" office:value-type="float" office:value="245" calcext:value-type="float">
            <text:p>245</text:p>
          </table:table-cell>
          <table:table-cell table:style-name="ce17" table:formula="of:=[.B2]" office:value-type="float" office:value="251" calcext:value-type="float">
            <text:p>251</text:p>
          </table:table-cell>
          <table:table-cell table:style-name="ce17" table:formula="of:=[.C2]" office:value-type="float" office:value="240" calcext:value-type="float">
            <text:p>240</text:p>
          </table:table-cell>
          <table:table-cell table:style-name="ce17" table:formula="of:=[.D2]" office:value-type="float" office:value="251" calcext:value-type="float">
            <text:p>251</text:p>
          </table:table-cell>
          <table:table-cell table:style-name="ce17" table:formula="of:=[.E2]" office:value-type="float" office:value="234" calcext:value-type="float">
            <text:p>234</text:p>
          </table:table-cell>
          <table:table-cell table:number-columns-repeated="1012"/>
        </table:table-row>
        <table:table-row table:style-name="ro1">
          <table:table-cell table:style-name="ce26" office:value-type="float" office:value="259" calcext:value-type="float">
            <text:p>259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6" calcext:value-type="float">
            <text:p>256</text:p>
          </table:table-cell>
          <table:table-cell table:style-name="ce27" table:formula="of:=AVERAGE([.A9:.E9])" office:value-type="float" office:value="260.8" calcext:value-type="float">
            <text:p>261</text:p>
          </table:table-cell>
          <table:table-cell table:style-name="ce7" office:value-type="string" calcext:value-type="string">
            <text:p>Max</text:p>
          </table:table-cell>
          <table:table-cell table:style-name="ce29" table:formula="of:=[.A100]" office:value-type="float" office:value="868" calcext:value-type="float">
            <text:p>868</text:p>
          </table:table-cell>
          <table:table-cell table:style-name="ce17" table:formula="of:=[.B101]" office:value-type="float" office:value="790" calcext:value-type="float">
            <text:p>790</text:p>
          </table:table-cell>
          <table:table-cell table:style-name="ce17" table:formula="of:=[.C101]" office:value-type="float" office:value="743" calcext:value-type="float">
            <text:p>743</text:p>
          </table:table-cell>
          <table:table-cell table:style-name="ce17" table:formula="of:=[.D101]" office:value-type="float" office:value="787" calcext:value-type="float">
            <text:p>787</text:p>
          </table:table-cell>
          <table:table-cell table:style-name="ce17" table:formula="of:=[.E101]" office:value-type="float" office:value="984" calcext:value-type="float">
            <text:p>984</text:p>
          </table:table-cell>
          <table:table-cell table:number-columns-repeated="1012"/>
        </table:table-row>
        <table:table-row table:style-name="ro1">
          <table:table-cell table:style-name="ce26" office:value-type="float" office:value="261" calcext:value-type="float">
            <text:p>261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6" calcext:value-type="float">
            <text:p>256</text:p>
          </table:table-cell>
          <table:table-cell table:style-name="ce27" table:formula="of:=AVERAGE([.A10:.E10])" office:value-type="float" office:value="262.2" calcext:value-type="float">
            <text:p>262</text:p>
          </table:table-cell>
          <table:table-cell table:style-name="ce7" office:value-type="string" calcext:value-type="string">
            <text:p>Quartil 1</text:p>
          </table:table-cell>
          <table:table-cell table:style-name="ce10" table:formula="of:=QUARTILE([.A2:.A100];1)" office:value-type="float" office:value="287" calcext:value-type="float">
            <text:p>287</text:p>
          </table:table-cell>
          <table:table-cell table:style-name="ce10" table:formula="of:=QUARTILE([.B2:.B101];1)" office:value-type="float" office:value="267.75" calcext:value-type="float">
            <text:p>267.75</text:p>
          </table:table-cell>
          <table:table-cell table:style-name="ce10" table:formula="of:=QUARTILE([.C2:.C101];1)" office:value-type="float" office:value="308" calcext:value-type="float">
            <text:p>308</text:p>
          </table:table-cell>
          <table:table-cell table:style-name="ce10" table:formula="of:=QUARTILE([.D2:.D101];1)" office:value-type="float" office:value="266.25" calcext:value-type="float">
            <text:p>266.25</text:p>
          </table:table-cell>
          <table:table-cell table:style-name="ce10" table:formula="of:=QUARTILE([.E2:.E101];1)" office:value-type="float" office:value="276.75" calcext:value-type="float">
            <text:p>276.75</text:p>
          </table:table-cell>
          <table:table-cell table:number-columns-repeated="1012"/>
        </table:table-row>
        <table:table-row table:style-name="ro1">
          <table:table-cell table:style-name="ce26" office:value-type="float" office:value="262" calcext:value-type="float">
            <text:p>26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9" calcext:value-type="float">
            <text:p>259</text:p>
          </table:table-cell>
          <table:table-cell table:style-name="ce27" table:formula="of:=AVERAGE([.A11:.E11])" office:value-type="float" office:value="263.6" calcext:value-type="float">
            <text:p>264</text:p>
          </table:table-cell>
          <table:table-cell table:style-name="ce7" office:value-type="string" calcext:value-type="string">
            <text:p>Quartil 2</text:p>
          </table:table-cell>
          <table:table-cell table:style-name="ce10" table:formula="of:=QUARTILE([.A2:.A100];2)" office:value-type="float" office:value="317" calcext:value-type="float">
            <text:p>317</text:p>
          </table:table-cell>
          <table:table-cell table:style-name="ce10" table:formula="of:=QUARTILE([.B2:.B101];2)" office:value-type="float" office:value="277.5" calcext:value-type="float">
            <text:p>277.5</text:p>
          </table:table-cell>
          <table:table-cell table:style-name="ce10" table:formula="of:=QUARTILE([.C2:.C101];2)" office:value-type="float" office:value="344.5" calcext:value-type="float">
            <text:p>344.5</text:p>
          </table:table-cell>
          <table:table-cell table:style-name="ce10" table:formula="of:=QUARTILE([.D2:.D101];2)" office:value-type="float" office:value="299.5" calcext:value-type="float">
            <text:p>299.5</text:p>
          </table:table-cell>
          <table:table-cell table:style-name="ce10" table:formula="of:=QUARTILE([.E2:.E101];2)" office:value-type="float" office:value="307" calcext:value-type="float">
            <text:p>307</text:p>
          </table:table-cell>
          <table:table-cell table:number-columns-repeated="1012"/>
        </table:table-row>
        <table:table-row table:style-name="ro1">
          <table:table-cell table:style-name="ce26" office:value-type="float" office:value="263" calcext:value-type="float">
            <text:p>26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0" calcext:value-type="float">
            <text:p>260</text:p>
          </table:table-cell>
          <table:table-cell table:style-name="ce27" table:formula="of:=AVERAGE([.A12:.E12])" office:value-type="float" office:value="264.8" calcext:value-type="float">
            <text:p>265</text:p>
          </table:table-cell>
          <table:table-cell table:style-name="ce7" office:value-type="string" calcext:value-type="string">
            <text:p>Quartil 3</text:p>
          </table:table-cell>
          <table:table-cell table:style-name="ce10" table:formula="of:=QUARTILE([.A2:.A100];3)" office:value-type="float" office:value="348" calcext:value-type="float">
            <text:p>348</text:p>
          </table:table-cell>
          <table:table-cell table:style-name="ce10" table:formula="of:=QUARTILE([.B2:.B101];3)" office:value-type="float" office:value="306.25" calcext:value-type="float">
            <text:p>306.25</text:p>
          </table:table-cell>
          <table:table-cell table:style-name="ce10" table:formula="of:=QUARTILE([.C2:.C101];3)" office:value-type="float" office:value="394.25" calcext:value-type="float">
            <text:p>394.25</text:p>
          </table:table-cell>
          <table:table-cell table:style-name="ce10" table:formula="of:=QUARTILE([.D2:.D101];3)" office:value-type="float" office:value="316" calcext:value-type="float">
            <text:p>316</text:p>
          </table:table-cell>
          <table:table-cell table:style-name="ce10" table:formula="of:=QUARTILE([.E2:.E101];3)" office:value-type="float" office:value="348" calcext:value-type="float">
            <text:p>348</text:p>
          </table:table-cell>
          <table:table-cell table:number-columns-repeated="1012"/>
        </table:table-row>
        <table:table-row table:style-name="ro1">
          <table:table-cell table:style-name="ce26" office:value-type="float" office:value="263" calcext:value-type="float">
            <text:p>263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0" calcext:value-type="float">
            <text:p>260</text:p>
          </table:table-cell>
          <table:table-cell table:style-name="ce27" table:formula="of:=AVERAGE([.A13:.E13])" office:value-type="float" office:value="265.4" calcext:value-type="float">
            <text:p>265</text:p>
          </table:table-cell>
          <table:table-cell table:style-name="ce7" office:value-type="string" calcext:value-type="string">
            <text:p>Distância Inter-Quartil</text:p>
          </table:table-cell>
          <table:table-cell table:style-name="ce10" table:formula="of:=[.H12]-[.H10]" office:value-type="float" office:value="61" calcext:value-type="float">
            <text:p>61</text:p>
          </table:table-cell>
          <table:table-cell table:style-name="ce10" table:formula="of:=[.I12]-[.I10]" office:value-type="float" office:value="38.5" calcext:value-type="float">
            <text:p>38.5</text:p>
          </table:table-cell>
          <table:table-cell table:style-name="ce10" table:formula="of:=[.J12]-[.J10]" office:value-type="float" office:value="86.25" calcext:value-type="float">
            <text:p>86.25</text:p>
          </table:table-cell>
          <table:table-cell table:style-name="ce10" table:formula="of:=[.K12]-[.K10]" office:value-type="float" office:value="49.75" calcext:value-type="float">
            <text:p>49.75</text:p>
          </table:table-cell>
          <table:table-cell table:style-name="ce10" table:formula="of:=[.L12]-[.L10]" office:value-type="float" office:value="71.25" calcext:value-type="float">
            <text:p>71.25</text:p>
          </table:table-cell>
          <table:table-cell table:number-columns-repeated="1012"/>
        </table:table-row>
        <table:table-row table:style-name="ro1">
          <table:table-cell table:style-name="ce26" office:value-type="float" office:value="265" calcext:value-type="float">
            <text:p>265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62" calcext:value-type="float">
            <text:p>262</text:p>
          </table:table-cell>
          <table:table-cell table:style-name="ce27" table:formula="of:=AVERAGE([.A14:.E14])" office:value-type="float" office:value="266.8" calcext:value-type="float">
            <text:p>267</text:p>
          </table:table-cell>
          <table:table-cell table:style-name="ce7" office:value-type="string" calcext:value-type="string">
            <text:p>Distância Semi-Quartil</text:p>
          </table:table-cell>
          <table:table-cell table:style-name="ce10" table:formula="of:=[.H13]/2" office:value-type="float" office:value="30.5" calcext:value-type="float">
            <text:p>30.5</text:p>
          </table:table-cell>
          <table:table-cell table:style-name="ce10" table:formula="of:=[.I13]/2" office:value-type="float" office:value="19.25" calcext:value-type="float">
            <text:p>19.25</text:p>
          </table:table-cell>
          <table:table-cell table:style-name="ce10" table:formula="of:=[.J13]/2" office:value-type="float" office:value="43.125" calcext:value-type="float">
            <text:p>43.125</text:p>
          </table:table-cell>
          <table:table-cell table:style-name="ce10" table:formula="of:=[.K13]/2" office:value-type="float" office:value="24.875" calcext:value-type="float">
            <text:p>24.875</text:p>
          </table:table-cell>
          <table:table-cell table:style-name="ce10" table:formula="of:=[.L13]/2" office:value-type="float" office:value="35.625" calcext:value-type="float">
            <text:p>35.625</text:p>
          </table:table-cell>
          <table:table-cell table:number-columns-repeated="1012"/>
        </table:table-row>
        <table:table-row table:style-name="ro1">
          <table:table-cell table:style-name="ce26" office:value-type="float" office:value="266" calcext:value-type="float">
            <text:p>266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64" calcext:value-type="float">
            <text:p>264</text:p>
          </table:table-cell>
          <table:table-cell table:style-name="ce27" table:formula="of:=AVERAGE([.A15:.E15])" office:value-type="float" office:value="267.8" calcext:value-type="float">
            <text:p>268</text:p>
          </table:table-cell>
          <table:table-cell table:style-name="ce23"/>
          <table:table-cell table:style-name="ce17" table:number-columns-repeated="5"/>
          <table:table-cell table:number-columns-repeated="1012"/>
        </table:table-row>
        <table:table-row table:style-name="ro1">
          <table:table-cell table:style-name="ce26" office:value-type="float" office:value="267" calcext:value-type="float">
            <text:p>26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65" calcext:value-type="float">
            <text:p>265</text:p>
          </table:table-cell>
          <table:table-cell table:style-name="ce27" table:formula="of:=AVERAGE([.A16:.E16])" office:value-type="float" office:value="268.8" calcext:value-type="float">
            <text:p>269</text:p>
          </table:table-cell>
          <table:table-cell table:style-name="ce23"/>
          <table:table-cell table:style-name="ce17" table:number-columns-repeated="5"/>
          <table:table-cell table:number-columns-repeated="1012"/>
        </table:table-row>
        <table:table-row table:style-name="ro1">
          <table:table-cell table:style-name="ce26" office:value-type="float" office:value="269" calcext:value-type="float">
            <text:p>269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65" calcext:value-type="float">
            <text:p>265</text:p>
          </table:table-cell>
          <table:table-cell table:style-name="ce27" table:formula="of:=AVERAGE([.A17:.E17])" office:value-type="float" office:value="269.2" calcext:value-type="float">
            <text:p>269</text:p>
          </table:table-cell>
          <table:table-cell table:number-columns-repeated="1018"/>
        </table:table-row>
        <table:table-row table:style-name="ro1">
          <table:table-cell table:style-name="ce26" office:value-type="float" office:value="269" calcext:value-type="float">
            <text:p>269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66" calcext:value-type="float">
            <text:p>266</text:p>
          </table:table-cell>
          <table:table-cell table:style-name="ce27" table:formula="of:=AVERAGE([.A18:.E18])" office:value-type="float" office:value="269.8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26" office:value-type="float" office:value="275" calcext:value-type="float">
            <text:p>275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6" calcext:value-type="float">
            <text:p>266</text:p>
          </table:table-cell>
          <table:table-cell table:style-name="ce27" table:formula="of:=AVERAGE([.A19:.E19])" office:value-type="float" office:value="272.8" calcext:value-type="float">
            <text:p>273</text:p>
          </table:table-cell>
          <table:table-cell table:number-columns-repeated="1018"/>
        </table:table-row>
        <table:table-row table:style-name="ro1">
          <table:table-cell table:style-name="ce26" office:value-type="float" office:value="275" calcext:value-type="float">
            <text:p>275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6" calcext:value-type="float">
            <text:p>266</text:p>
          </table:table-cell>
          <table:table-cell table:style-name="ce27" table:formula="of:=AVERAGE([.A20:.E20])" office:value-type="float" office:value="273.2" calcext:value-type="float">
            <text:p>273</text:p>
          </table:table-cell>
          <table:table-cell table:number-columns-repeated="1018"/>
        </table:table-row>
        <table:table-row table:style-name="ro1">
          <table:table-cell table:style-name="ce26" office:value-type="float" office:value="278" calcext:value-type="float">
            <text:p>27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8" calcext:value-type="float">
            <text:p>268</text:p>
          </table:table-cell>
          <table:table-cell table:style-name="ce27" table:formula="of:=AVERAGE([.A21:.E21])" office:value-type="float" office:value="274.6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26" office:value-type="float" office:value="278" calcext:value-type="float">
            <text:p>27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70" calcext:value-type="float">
            <text:p>270</text:p>
          </table:table-cell>
          <table:table-cell table:style-name="ce27" table:formula="of:=AVERAGE([.A22:.E22])" office:value-type="float" office:value="275.4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70" calcext:value-type="float">
            <text:p>270</text:p>
          </table:table-cell>
          <table:table-cell table:style-name="ce27" table:formula="of:=AVERAGE([.A23:.E23])" office:value-type="float" office:value="275.8" calcext:value-type="float">
            <text:p>276</text:p>
          </table:table-cell>
          <table:table-cell table:number-columns-repeated="1018"/>
        </table:table-row>
        <table:table-row table:style-name="ro1">
          <table:table-cell table:style-name="ce26" office:value-type="float" office:value="281" calcext:value-type="float">
            <text:p>281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73" calcext:value-type="float">
            <text:p>273</text:p>
          </table:table-cell>
          <table:table-cell table:style-name="ce27" table:formula="of:=AVERAGE([.A24:.E24])" office:value-type="float" office:value="277.6" calcext:value-type="float">
            <text:p>278</text:p>
          </table:table-cell>
          <table:table-cell table:number-columns-repeated="1018"/>
        </table:table-row>
        <table:table-row table:style-name="ro1">
          <table:table-cell table:style-name="ce26" office:value-type="float" office:value="282" calcext:value-type="float">
            <text:p>282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74" calcext:value-type="float">
            <text:p>274</text:p>
          </table:table-cell>
          <table:table-cell table:style-name="ce27" table:formula="of:=AVERAGE([.A25:.E25])"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table:style-name="ce26" office:value-type="float" office:value="287" calcext:value-type="float">
            <text:p>287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76" calcext:value-type="float">
            <text:p>276</text:p>
          </table:table-cell>
          <table:table-cell table:style-name="ce27" table:formula="of:=AVERAGE([.A26:.E26])" office:value-type="float" office:value="280.4" calcext:value-type="float">
            <text:p>280</text:p>
          </table:table-cell>
          <table:table-cell table:number-columns-repeated="1018"/>
        </table:table-row>
        <table:table-row table:style-name="ro1">
          <table:table-cell table:style-name="ce26" office:value-type="float" office:value="287" calcext:value-type="float">
            <text:p>28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77" calcext:value-type="float">
            <text:p>277</text:p>
          </table:table-cell>
          <table:table-cell table:style-name="ce27" table:formula="of:=AVERAGE([.A27:.E27])" office:value-type="float" office:value="281.4" calcext:value-type="float">
            <text:p>281</text:p>
          </table:table-cell>
          <table:table-cell table:number-columns-repeated="1018"/>
        </table:table-row>
        <table:table-row table:style-name="ro1">
          <table:table-cell table:style-name="ce26" office:value-type="float" office:value="288" calcext:value-type="float">
            <text:p>288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7" calcext:value-type="float">
            <text:p>277</text:p>
          </table:table-cell>
          <table:table-cell table:style-name="ce27" table:formula="of:=AVERAGE([.A28:.E28])" office:value-type="float" office:value="282.8" calcext:value-type="float">
            <text:p>283</text:p>
          </table:table-cell>
          <table:table-cell table:number-columns-repeated="1018"/>
        </table:table-row>
        <table:table-row table:style-name="ro1">
          <table:table-cell table:style-name="ce26" office:value-type="float" office:value="290" calcext:value-type="float">
            <text:p>29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9" calcext:value-type="float">
            <text:p>279</text:p>
          </table:table-cell>
          <table:table-cell table:style-name="ce27" table:formula="of:=AVERAGE([.A29:.E29])" office:value-type="float" office:value="284.2" calcext:value-type="float">
            <text:p>284</text:p>
          </table:table-cell>
          <table:table-cell table:number-columns-repeated="1018"/>
        </table:table-row>
        <table:table-row table:style-name="ro1">
          <table:table-cell table:style-name="ce26" office:value-type="float" office:value="290" calcext:value-type="float">
            <text:p>29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9" calcext:value-type="float">
            <text:p>279</text:p>
          </table:table-cell>
          <table:table-cell table:style-name="ce27" table:formula="of:=AVERAGE([.A30:.E30])" office:value-type="float" office:value="284.6" calcext:value-type="float">
            <text:p>285</text:p>
          </table:table-cell>
          <table:table-cell table:number-columns-repeated="1018"/>
        </table:table-row>
        <table:table-row table:style-name="ro1">
          <table:table-cell table:style-name="ce26" office:value-type="float" office:value="294" calcext:value-type="float">
            <text:p>29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81" calcext:value-type="float">
            <text:p>281</text:p>
          </table:table-cell>
          <table:table-cell table:style-name="ce27" table:formula="of:=AVERAGE([.A31:.E31])" office:value-type="float" office:value="286.4" calcext:value-type="float">
            <text:p>286</text:p>
          </table:table-cell>
          <table:table-cell table:number-columns-repeated="1018"/>
        </table:table-row>
        <table:table-row table:style-name="ro1">
          <table:table-cell table:style-name="ce26" office:value-type="float" office:value="294" calcext:value-type="float">
            <text:p>29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82" calcext:value-type="float">
            <text:p>282</text:p>
          </table:table-cell>
          <table:table-cell table:style-name="ce27" table:formula="of:=AVERAGE([.A32:.E32])" office:value-type="float" office:value="286.8" calcext:value-type="float">
            <text:p>287</text:p>
          </table:table-cell>
          <table:table-cell table:number-columns-repeated="1018"/>
        </table:table-row>
        <table:table-row table:style-name="ro1">
          <table:table-cell table:style-name="ce26" office:value-type="float" office:value="294" calcext:value-type="float">
            <text:p>29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85" calcext:value-type="float">
            <text:p>285</text:p>
          </table:table-cell>
          <table:table-cell table:style-name="ce27" table:formula="of:=AVERAGE([.A33:.E33])" office:value-type="float" office:value="288.4" calcext:value-type="float">
            <text:p>288</text:p>
          </table:table-cell>
          <table:table-cell table:number-columns-repeated="1018"/>
        </table:table-row>
        <table:table-row table:style-name="ro1">
          <table:table-cell table:style-name="ce26" office:value-type="float" office:value="297" calcext:value-type="float">
            <text:p>297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86" calcext:value-type="float">
            <text:p>286</text:p>
          </table:table-cell>
          <table:table-cell table:style-name="ce27" table:formula="of:=AVERAGE([.A34:.E34])" office:value-type="float" office:value="289.4" calcext:value-type="float">
            <text:p>289</text:p>
          </table:table-cell>
          <table:table-cell table:number-columns-repeated="1018"/>
        </table:table-row>
        <table:table-row table:style-name="ro1">
          <table:table-cell table:style-name="ce26" office:value-type="float" office:value="297" calcext:value-type="float">
            <text:p>297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86" calcext:value-type="float">
            <text:p>286</text:p>
          </table:table-cell>
          <table:table-cell table:style-name="ce27" table:formula="of:=AVERAGE([.A35:.E35])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table:style-name="ce26" office:value-type="float" office:value="301" calcext:value-type="float">
            <text:p>30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88" calcext:value-type="float">
            <text:p>288</text:p>
          </table:table-cell>
          <table:table-cell table:style-name="ce27" table:formula="of:=AVERAGE([.A36:.E36])" office:value-type="float" office:value="292.4" calcext:value-type="float">
            <text:p>292</text:p>
          </table:table-cell>
          <table:table-cell table:number-columns-repeated="1018"/>
        </table:table-row>
        <table:table-row table:style-name="ro1">
          <table:table-cell table:style-name="ce26" office:value-type="float" office:value="302" calcext:value-type="float">
            <text:p>302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91" calcext:value-type="float">
            <text:p>291</text:p>
          </table:table-cell>
          <table:table-cell table:style-name="ce27" table:formula="of:=AVERAGE([.A37:.E37])" office:value-type="float" office:value="293.2" calcext:value-type="float">
            <text:p>293</text:p>
          </table:table-cell>
          <table:table-cell table:number-columns-repeated="1018"/>
        </table:table-row>
        <table:table-row table:style-name="ro1">
          <table:table-cell table:style-name="ce26" office:value-type="float" office:value="302" calcext:value-type="float">
            <text:p>302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91" calcext:value-type="float">
            <text:p>291</text:p>
          </table:table-cell>
          <table:table-cell table:style-name="ce27" table:formula="of:=AVERAGE([.A38:.E38])" office:value-type="float" office:value="293.6" calcext:value-type="float">
            <text:p>294</text:p>
          </table:table-cell>
          <table:table-cell table:number-columns-repeated="1018"/>
        </table:table-row>
        <table:table-row table:style-name="ro1">
          <table:table-cell table:style-name="ce26" office:value-type="float" office:value="303" calcext:value-type="float">
            <text:p>303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93" calcext:value-type="float">
            <text:p>293</text:p>
          </table:table-cell>
          <table:table-cell table:style-name="ce27" table:formula="of:=AVERAGE([.A39:.E39])" office:value-type="float" office:value="295.4" calcext:value-type="float">
            <text:p>295</text:p>
          </table:table-cell>
          <table:table-cell table:number-columns-repeated="1018"/>
        </table:table-row>
        <table:table-row table:style-name="ro1">
          <table:table-cell table:style-name="ce26" office:value-type="float" office:value="304" calcext:value-type="float">
            <text:p>30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94" calcext:value-type="float">
            <text:p>294</text:p>
          </table:table-cell>
          <table:table-cell table:style-name="ce27" table:formula="of:=AVERAGE([.A40:.E40])" office:value-type="float" office:value="296.2" calcext:value-type="float">
            <text:p>296</text:p>
          </table:table-cell>
          <table:table-cell table:number-columns-repeated="1018"/>
        </table:table-row>
        <table:table-row table:style-name="ro1">
          <table:table-cell table:style-name="ce26" office:value-type="float" office:value="307" calcext:value-type="float">
            <text:p>307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95" calcext:value-type="float">
            <text:p>295</text:p>
          </table:table-cell>
          <table:table-cell table:style-name="ce27" table:formula="of:=AVERAGE([.A41:.E41])" office:value-type="float" office:value="297.6" calcext:value-type="float">
            <text:p>298</text:p>
          </table:table-cell>
          <table:table-cell table:number-columns-repeated="1018"/>
        </table:table-row>
        <table:table-row table:style-name="ro1">
          <table:table-cell table:style-name="ce26" office:value-type="float" office:value="308" calcext:value-type="float">
            <text:p>308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7" calcext:value-type="float">
            <text:p>297</text:p>
          </table:table-cell>
          <table:table-cell table:style-name="ce27" table:formula="of:=AVERAGE([.A42:.E42]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6" office:value-type="float" office:value="308" calcext:value-type="float">
            <text:p>308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8" calcext:value-type="float">
            <text:p>298</text:p>
          </table:table-cell>
          <table:table-cell table:style-name="ce27" table:formula="of:=AVERAGE([.A43:.E43])" office:value-type="float" office:value="300.8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ce26" office:value-type="float" office:value="308" calcext:value-type="float">
            <text:p>308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00" calcext:value-type="float">
            <text:p>300</text:p>
          </table:table-cell>
          <table:table-cell table:style-name="ce27" table:formula="of:=AVERAGE([.A44:.E44])" office:value-type="float" office:value="301.6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26" office:value-type="float" office:value="309" calcext:value-type="float">
            <text:p>309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00" calcext:value-type="float">
            <text:p>300</text:p>
          </table:table-cell>
          <table:table-cell table:style-name="ce27" table:formula="of:=AVERAGE([.A45:.E45])" office:value-type="float" office:value="302.6" calcext:value-type="float">
            <text:p>303</text:p>
          </table:table-cell>
          <table:table-cell table:number-columns-repeated="1018"/>
        </table:table-row>
        <table:table-row table:style-name="ro1">
          <table:table-cell table:style-name="ce26" office:value-type="float" office:value="309" calcext:value-type="float">
            <text:p>309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03" calcext:value-type="float">
            <text:p>303</text:p>
          </table:table-cell>
          <table:table-cell table:style-name="ce27" table:formula="of:=AVERAGE([.A46:.E46])" office:value-type="float" office:value="303.2" calcext:value-type="float">
            <text:p>303</text:p>
          </table:table-cell>
          <table:table-cell table:number-columns-repeated="1018"/>
        </table:table-row>
        <table:table-row table:style-name="ro1">
          <table:table-cell table:style-name="ce26" office:value-type="float" office:value="310" calcext:value-type="float">
            <text:p>31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03" calcext:value-type="float">
            <text:p>303</text:p>
          </table:table-cell>
          <table:table-cell table:style-name="ce27" table:formula="of:=AVERAGE([.A47:.E47])" office:value-type="float" office:value="304.2" calcext:value-type="float">
            <text:p>304</text:p>
          </table:table-cell>
          <table:table-cell table:number-columns-repeated="1018"/>
        </table:table-row>
        <table:table-row table:style-name="ro1">
          <table:table-cell table:style-name="ce26" office:value-type="float" office:value="312" calcext:value-type="float">
            <text:p>312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05" calcext:value-type="float">
            <text:p>305</text:p>
          </table:table-cell>
          <table:table-cell table:style-name="ce27" table:formula="of:=AVERAGE([.A48:.E48])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style-name="ce26" office:value-type="float" office:value="313" calcext:value-type="float">
            <text:p>313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05" calcext:value-type="float">
            <text:p>305</text:p>
          </table:table-cell>
          <table:table-cell table:style-name="ce27" table:formula="of:=AVERAGE([.A49:.E49])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26" office:value-type="float" office:value="315" calcext:value-type="float">
            <text:p>315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307" calcext:value-type="float">
            <text:p>307</text:p>
          </table:table-cell>
          <table:table-cell table:style-name="ce27" table:formula="of:=AVERAGE([.A50:.E50])" office:value-type="float" office:value="308.2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ce26" office:value-type="float" office:value="317" calcext:value-type="float">
            <text:p>317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7" calcext:value-type="float">
            <text:p>307</text:p>
          </table:table-cell>
          <table:table-cell table:style-name="ce27" table:formula="of:=AVERAGE([.A51:.E51])" office:value-type="float" office:value="308.8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ce26" office:value-type="float" office:value="318" calcext:value-type="float">
            <text:p>318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7" calcext:value-type="float">
            <text:p>307</text:p>
          </table:table-cell>
          <table:table-cell table:style-name="ce27" table:formula="of:=AVERAGE([.A52:.E52])" office:value-type="float" office:value="309.6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ce26" office:value-type="float" office:value="319" calcext:value-type="float">
            <text:p>31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7" calcext:value-type="float">
            <text:p>307</text:p>
          </table:table-cell>
          <table:table-cell table:style-name="ce27" table:formula="of:=AVERAGE([.A53:.E53])" office:value-type="float" office:value="310.2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ce26" office:value-type="float" office:value="319" calcext:value-type="float">
            <text:p>31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8" calcext:value-type="float">
            <text:p>308</text:p>
          </table:table-cell>
          <table:table-cell table:style-name="ce27" table:formula="of:=AVERAGE([.A54:.E54])" office:value-type="float" office:value="310.4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ce26" office:value-type="float" office:value="320" calcext:value-type="float">
            <text:p>320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27" table:formula="of:=AVERAGE([.A55:.E55])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style-name="ce26" office:value-type="float" office:value="321" calcext:value-type="float">
            <text:p>32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21" calcext:value-type="float">
            <text:p>321</text:p>
          </table:table-cell>
          <table:table-cell table:style-name="ce27" table:formula="of:=AVERAGE([.A56:.E56])" office:value-type="float" office:value="314.4" calcext:value-type="float">
            <text:p>314</text:p>
          </table:table-cell>
          <table:table-cell table:number-columns-repeated="1018"/>
        </table:table-row>
        <table:table-row table:style-name="ro1">
          <table:table-cell table:style-name="ce26" office:value-type="float" office:value="326" calcext:value-type="float">
            <text:p>326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22" calcext:value-type="float">
            <text:p>322</text:p>
          </table:table-cell>
          <table:table-cell table:style-name="ce27" table:formula="of:=AVERAGE([.A57:.E57])" office:value-type="float" office:value="316.2" calcext:value-type="float">
            <text:p>316</text:p>
          </table:table-cell>
          <table:table-cell table:number-columns-repeated="1018"/>
        </table:table-row>
        <table:table-row table:style-name="ro1">
          <table:table-cell table:style-name="ce26" office:value-type="float" office:value="328" calcext:value-type="float">
            <text:p>328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22" calcext:value-type="float">
            <text:p>322</text:p>
          </table:table-cell>
          <table:table-cell table:style-name="ce27" table:formula="of:=AVERAGE([.A58:.E58])" office:value-type="float" office:value="317.2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ce26" office:value-type="float" office:value="328" calcext:value-type="float">
            <text:p>328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23" calcext:value-type="float">
            <text:p>323</text:p>
          </table:table-cell>
          <table:table-cell table:style-name="ce27" table:formula="of:=AVERAGE([.A59:.E59])" office:value-type="float" office:value="317.4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ce26" office:value-type="float" office:value="329" calcext:value-type="float">
            <text:p>32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24" calcext:value-type="float">
            <text:p>324</text:p>
          </table:table-cell>
          <table:table-cell table:style-name="ce27" table:formula="of:=AVERAGE([.A60:.E60])" office:value-type="float" office:value="318.8" calcext:value-type="float">
            <text:p>319</text:p>
          </table:table-cell>
          <table:table-cell table:number-columns-repeated="1018"/>
        </table:table-row>
        <table:table-row table:style-name="ro1">
          <table:table-cell table:style-name="ce26" office:value-type="float" office:value="329" calcext:value-type="float">
            <text:p>32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26" calcext:value-type="float">
            <text:p>326</text:p>
          </table:table-cell>
          <table:table-cell table:style-name="ce27" table:formula="of:=AVERAGE([.A61:.E61])" office:value-type="float" office:value="320.2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26" office:value-type="float" office:value="330" calcext:value-type="float">
            <text:p>330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26" calcext:value-type="float">
            <text:p>326</text:p>
          </table:table-cell>
          <table:table-cell table:style-name="ce27" table:formula="of:=AVERAGE([.A62:.E62])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style-name="ce26" office:value-type="float" office:value="332" calcext:value-type="float">
            <text:p>332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30" calcext:value-type="float">
            <text:p>330</text:p>
          </table:table-cell>
          <table:table-cell table:style-name="ce27" table:formula="of:=AVERAGE([.A63:.E63])" office:value-type="float" office:value="322.8" calcext:value-type="float">
            <text:p>323</text:p>
          </table:table-cell>
          <table:table-cell table:number-columns-repeated="1018"/>
        </table:table-row>
        <table:table-row table:style-name="ro1">
          <table:table-cell table:style-name="ce26" office:value-type="float" office:value="333" calcext:value-type="float">
            <text:p>333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30" calcext:value-type="float">
            <text:p>330</text:p>
          </table:table-cell>
          <table:table-cell table:style-name="ce27" table:formula="of:=AVERAGE([.A64:.E64])" office:value-type="float" office:value="324.2" calcext:value-type="float">
            <text:p>324</text:p>
          </table:table-cell>
          <table:table-cell table:number-columns-repeated="1018"/>
        </table:table-row>
        <table:table-row table:style-name="ro1">
          <table:table-cell table:style-name="ce26" office:value-type="float" office:value="336" calcext:value-type="float">
            <text:p>336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30" calcext:value-type="float">
            <text:p>330</text:p>
          </table:table-cell>
          <table:table-cell table:style-name="ce27" table:formula="of:=AVERAGE([.A65:.E65])" office:value-type="float" office:value="326.4" calcext:value-type="float">
            <text:p>326</text:p>
          </table:table-cell>
          <table:table-cell table:number-columns-repeated="1018"/>
        </table:table-row>
        <table:table-row table:style-name="ro1">
          <table:table-cell table:style-name="ce26" office:value-type="float" office:value="337" calcext:value-type="float">
            <text:p>337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0" calcext:value-type="float">
            <text:p>330</text:p>
          </table:table-cell>
          <table:table-cell table:style-name="ce27" table:formula="of:=AVERAGE([.A66:.E66])" office:value-type="float" office:value="327.2" calcext:value-type="float">
            <text:p>327</text:p>
          </table:table-cell>
          <table:table-cell table:number-columns-repeated="1018"/>
        </table:table-row>
        <table:table-row table:style-name="ro1">
          <table:table-cell table:style-name="ce26" office:value-type="float" office:value="337" calcext:value-type="float">
            <text:p>337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2" calcext:value-type="float">
            <text:p>332</text:p>
          </table:table-cell>
          <table:table-cell table:style-name="ce27" table:formula="of:=AVERAGE([.A67:.E67])" office:value-type="float" office:value="327.6" calcext:value-type="float">
            <text:p>328</text:p>
          </table:table-cell>
          <table:table-cell table:number-columns-repeated="1018"/>
        </table:table-row>
        <table:table-row table:style-name="ro1">
          <table:table-cell table:style-name="ce26" office:value-type="float" office:value="339" calcext:value-type="float">
            <text:p>33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4" calcext:value-type="float">
            <text:p>334</text:p>
          </table:table-cell>
          <table:table-cell table:style-name="ce27" table:formula="of:=AVERAGE([.A68:.E68])" office:value-type="float" office:value="330.4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ce26" office:value-type="float" office:value="340" calcext:value-type="float">
            <text:p>34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4" calcext:value-type="float">
            <text:p>334</text:p>
          </table:table-cell>
          <table:table-cell table:style-name="ce27" table:formula="of:=AVERAGE([.A69:.E69])" office:value-type="float" office:value="331.6" calcext:value-type="float">
            <text:p>332</text:p>
          </table:table-cell>
          <table:table-cell table:number-columns-repeated="1018"/>
        </table:table-row>
        <table:table-row table:style-name="ro1">
          <table:table-cell table:style-name="ce26" office:value-type="float" office:value="341" calcext:value-type="float">
            <text:p>341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38" calcext:value-type="float">
            <text:p>338</text:p>
          </table:table-cell>
          <table:table-cell table:style-name="ce27" table:formula="of:=AVERAGE([.A70:.E70])" office:value-type="float" office:value="333.8" calcext:value-type="float">
            <text:p>334</text:p>
          </table:table-cell>
          <table:table-cell table:number-columns-repeated="1018"/>
        </table:table-row>
        <table:table-row table:style-name="ro1">
          <table:table-cell table:style-name="ce26" office:value-type="float" office:value="341" calcext:value-type="float">
            <text:p>34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39" calcext:value-type="float">
            <text:p>339</text:p>
          </table:table-cell>
          <table:table-cell table:style-name="ce27" table:formula="of:=AVERAGE([.A71:.E71])" office:value-type="float" office:value="334.8" calcext:value-type="float">
            <text:p>335</text:p>
          </table:table-cell>
          <table:table-cell table:number-columns-repeated="1018"/>
        </table:table-row>
        <table:table-row table:style-name="ro1">
          <table:table-cell table:style-name="ce26" office:value-type="float" office:value="344" calcext:value-type="float">
            <text:p>34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41" calcext:value-type="float">
            <text:p>341</text:p>
          </table:table-cell>
          <table:table-cell table:style-name="ce27" table:formula="of:=AVERAGE([.A72:.E72])" office:value-type="float" office:value="336.4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ce26" office:value-type="float" office:value="347" calcext:value-type="float">
            <text:p>34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43" calcext:value-type="float">
            <text:p>343</text:p>
          </table:table-cell>
          <table:table-cell table:style-name="ce27" table:formula="of:=AVERAGE([.A73:.E73])" office:value-type="float" office:value="337.8" calcext:value-type="float">
            <text:p>338</text:p>
          </table:table-cell>
          <table:table-cell table:number-columns-repeated="1018"/>
        </table:table-row>
        <table:table-row table:style-name="ro1">
          <table:table-cell table:style-name="ce26" office:value-type="float" office:value="347" calcext:value-type="float">
            <text:p>34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44" calcext:value-type="float">
            <text:p>344</text:p>
          </table:table-cell>
          <table:table-cell table:style-name="ce27" table:formula="of:=AVERAGE([.A74:.E74])" office:value-type="float" office:value="340.4" calcext:value-type="float">
            <text:p>340</text:p>
          </table:table-cell>
          <table:table-cell table:number-columns-repeated="1018"/>
        </table:table-row>
        <table:table-row table:style-name="ro1">
          <table:table-cell table:style-name="ce26" office:value-type="float" office:value="347" calcext:value-type="float">
            <text:p>34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45" calcext:value-type="float">
            <text:p>345</text:p>
          </table:table-cell>
          <table:table-cell table:style-name="ce27" table:formula="of:=AVERAGE([.A75:.E75])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table:style-name="ce26" office:value-type="float" office:value="349" calcext:value-type="float">
            <text:p>349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48" calcext:value-type="float">
            <text:p>348</text:p>
          </table:table-cell>
          <table:table-cell table:style-name="ce27" table:formula="of:=AVERAGE([.A76:.E76])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table:style-name="ce26" office:value-type="float" office:value="350" calcext:value-type="float">
            <text:p>35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48" calcext:value-type="float">
            <text:p>348</text:p>
          </table:table-cell>
          <table:table-cell table:style-name="ce27" table:formula="of:=AVERAGE([.A77:.E77])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table:style-name="ce26" office:value-type="float" office:value="352" calcext:value-type="float">
            <text:p>352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48" calcext:value-type="float">
            <text:p>348</text:p>
          </table:table-cell>
          <table:table-cell table:style-name="ce27" table:formula="of:=AVERAGE([.A78:.E78])" office:value-type="float" office:value="346.8" calcext:value-type="float">
            <text:p>347</text:p>
          </table:table-cell>
          <table:table-cell table:number-columns-repeated="1018"/>
        </table:table-row>
        <table:table-row table:style-name="ro1">
          <table:table-cell table:style-name="ce26" office:value-type="float" office:value="352" calcext:value-type="float">
            <text:p>35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9" calcext:value-type="float">
            <text:p>349</text:p>
          </table:table-cell>
          <table:table-cell table:style-name="ce27" table:formula="of:=AVERAGE([.A79:.E79]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style-name="ce26" office:value-type="float" office:value="353" calcext:value-type="float">
            <text:p>353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51" calcext:value-type="float">
            <text:p>351</text:p>
          </table:table-cell>
          <table:table-cell table:style-name="ce27" table:formula="of:=AVERAGE([.A80:.E80])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26" office:value-type="float" office:value="353" calcext:value-type="float">
            <text:p>35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57" calcext:value-type="float">
            <text:p>357</text:p>
          </table:table-cell>
          <table:table-cell table:style-name="ce27" table:formula="of:=AVERAGE([.A81:.E81])" office:value-type="float" office:value="352.8" calcext:value-type="float">
            <text:p>353</text:p>
          </table:table-cell>
          <table:table-cell table:number-columns-repeated="1018"/>
        </table:table-row>
        <table:table-row table:style-name="ro1">
          <table:table-cell table:style-name="ce26" office:value-type="float" office:value="354" calcext:value-type="float">
            <text:p>354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63" calcext:value-type="float">
            <text:p>363</text:p>
          </table:table-cell>
          <table:table-cell table:style-name="ce27" table:formula="of:=AVERAGE([.A82:.E82])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table:style-name="ce26" office:value-type="float" office:value="357" calcext:value-type="float">
            <text:p>357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69" calcext:value-type="float">
            <text:p>369</text:p>
          </table:table-cell>
          <table:table-cell table:style-name="ce27" table:formula="of:=AVERAGE([.A83:.E83])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table:style-name="ce26" office:value-type="float" office:value="360" calcext:value-type="float">
            <text:p>36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69" calcext:value-type="float">
            <text:p>369</text:p>
          </table:table-cell>
          <table:table-cell table:style-name="ce27" table:formula="of:=AVERAGE([.A84:.E84])" office:value-type="float" office:value="360.2" calcext:value-type="float">
            <text:p>360</text:p>
          </table:table-cell>
          <table:table-cell table:number-columns-repeated="1018"/>
        </table:table-row>
        <table:table-row table:style-name="ro1">
          <table:table-cell table:style-name="ce26" office:value-type="float" office:value="362" calcext:value-type="float">
            <text:p>362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69" calcext:value-type="float">
            <text:p>369</text:p>
          </table:table-cell>
          <table:table-cell table:style-name="ce27" table:formula="of:=AVERAGE([.A85:.E85])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ce26" office:value-type="float" office:value="363" calcext:value-type="float">
            <text:p>363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74" calcext:value-type="float">
            <text:p>374</text:p>
          </table:table-cell>
          <table:table-cell table:style-name="ce27" table:formula="of:=AVERAGE([.A86:.E86])" office:value-type="float" office:value="365.6" calcext:value-type="float">
            <text:p>366</text:p>
          </table:table-cell>
          <table:table-cell table:number-columns-repeated="1018"/>
        </table:table-row>
        <table:table-row table:style-name="ro1">
          <table:table-cell table:style-name="ce26" office:value-type="float" office:value="366" calcext:value-type="float">
            <text:p>36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75" calcext:value-type="float">
            <text:p>375</text:p>
          </table:table-cell>
          <table:table-cell table:style-name="ce27" table:formula="of:=AVERAGE([.A87:.E87])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table:style-name="ce26" office:value-type="float" office:value="372" calcext:value-type="float">
            <text:p>37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78" calcext:value-type="float">
            <text:p>378</text:p>
          </table:table-cell>
          <table:table-cell table:style-name="ce27" table:formula="of:=AVERAGE([.A88:.E88])" office:value-type="float" office:value="372.2" calcext:value-type="float">
            <text:p>372</text:p>
          </table:table-cell>
          <table:table-cell table:number-columns-repeated="1018"/>
        </table:table-row>
        <table:table-row table:style-name="ro1">
          <table:table-cell table:style-name="ce26" office:value-type="float" office:value="375" calcext:value-type="float">
            <text:p>375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81" calcext:value-type="float">
            <text:p>381</text:p>
          </table:table-cell>
          <table:table-cell table:style-name="ce27" table:formula="of:=AVERAGE([.A89:.E89])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table:style-name="ce26" office:value-type="float" office:value="380" calcext:value-type="float">
            <text:p>380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83" calcext:value-type="float">
            <text:p>383</text:p>
          </table:table-cell>
          <table:table-cell table:style-name="ce27" table:formula="of:=AVERAGE([.A90:.E90])" office:value-type="float" office:value="389.4" calcext:value-type="float">
            <text:p>389</text:p>
          </table:table-cell>
          <table:table-cell table:number-columns-repeated="1018"/>
        </table:table-row>
        <table:table-row table:style-name="ro1">
          <table:table-cell table:style-name="ce26" office:value-type="float" office:value="381" calcext:value-type="float">
            <text:p>38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84" calcext:value-type="float">
            <text:p>384</text:p>
          </table:table-cell>
          <table:table-cell table:style-name="ce27" table:formula="of:=AVERAGE([.A91:.E91])" office:value-type="float" office:value="394.6" calcext:value-type="float">
            <text:p>395</text:p>
          </table:table-cell>
          <table:table-cell table:number-columns-repeated="1018"/>
        </table:table-row>
        <table:table-row table:style-name="ro1">
          <table:table-cell table:style-name="ce26" office:value-type="float" office:value="386" calcext:value-type="float">
            <text:p>38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87" calcext:value-type="float">
            <text:p>387</text:p>
          </table:table-cell>
          <table:table-cell table:style-name="ce27" table:formula="of:=AVERAGE([.A92:.E92])" office:value-type="float" office:value="400.2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ce26" office:value-type="float" office:value="390" calcext:value-type="float">
            <text:p>390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90" calcext:value-type="float">
            <text:p>390</text:p>
          </table:table-cell>
          <table:table-cell table:style-name="ce27" table:formula="of:=AVERAGE([.A93:.E93])" office:value-type="float" office:value="405.2" calcext:value-type="float">
            <text:p>405</text:p>
          </table:table-cell>
          <table:table-cell table:number-columns-repeated="1018"/>
        </table:table-row>
        <table:table-row table:style-name="ro1">
          <table:table-cell table:style-name="ce26" office:value-type="float" office:value="402" calcext:value-type="float">
            <text:p>40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96" calcext:value-type="float">
            <text:p>396</text:p>
          </table:table-cell>
          <table:table-cell table:style-name="ce27" table:formula="of:=AVERAGE([.A94:.E94])" office:value-type="float" office:value="413.8" calcext:value-type="float">
            <text:p>414</text:p>
          </table:table-cell>
          <table:table-cell table:number-columns-repeated="1018"/>
        </table:table-row>
        <table:table-row table:style-name="ro1">
          <table:table-cell table:style-name="ce26" office:value-type="float" office:value="408" calcext:value-type="float">
            <text:p>408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0" calcext:value-type="float">
            <text:p>400</text:p>
          </table:table-cell>
          <table:table-cell table:style-name="ce27" table:formula="of:=AVERAGE([.A95:.E95])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style-name="ce26" office:value-type="float" office:value="425" calcext:value-type="float">
            <text:p>42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08" calcext:value-type="float">
            <text:p>408</text:p>
          </table:table-cell>
          <table:table-cell table:style-name="ce27" table:formula="of:=AVERAGE([.A96:.E96])" office:value-type="float" office:value="437.2" calcext:value-type="float">
            <text:p>437</text:p>
          </table:table-cell>
          <table:table-cell table:number-columns-repeated="1018"/>
        </table:table-row>
        <table:table-row table:style-name="ro1">
          <table:table-cell table:style-name="ce26" office:value-type="float" office:value="464" calcext:value-type="float">
            <text:p>464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34" calcext:value-type="float">
            <text:p>434</text:p>
          </table:table-cell>
          <table:table-cell table:style-name="ce27" table:formula="of:=AVERAGE([.A97:.E97])" office:value-type="float" office:value="463.4" calcext:value-type="float">
            <text:p>463</text:p>
          </table:table-cell>
          <table:table-cell table:number-columns-repeated="1018"/>
        </table:table-row>
        <table:table-row table:style-name="ro1">
          <table:table-cell table:style-name="ce26" office:value-type="float" office:value="704" calcext:value-type="float">
            <text:p>70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36" calcext:value-type="float">
            <text:p>436</text:p>
          </table:table-cell>
          <table:table-cell table:style-name="ce27" table:formula="of:=AVERAGE([.A98:.E98])" office:value-type="float" office:value="545" calcext:value-type="float">
            <text:p>545</text:p>
          </table:table-cell>
          <table:table-cell table:number-columns-repeated="1018"/>
        </table:table-row>
        <table:table-row table:style-name="ro1">
          <table:table-cell table:style-name="ce26" office:value-type="float" office:value="731" calcext:value-type="float">
            <text:p>731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517" calcext:value-type="float">
            <text:p>517</text:p>
          </table:table-cell>
          <table:table-cell table:style-name="ce27" table:formula="of:=AVERAGE([.A99:.E99])" office:value-type="float" office:value="570.6" calcext:value-type="float">
            <text:p>571</text:p>
          </table:table-cell>
          <table:table-cell table:number-columns-repeated="1018"/>
        </table:table-row>
        <table:table-row table:style-name="ro1">
          <table:table-cell table:style-name="ce26" office:value-type="float" office:value="868" calcext:value-type="float">
            <text:p>868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877" calcext:value-type="float">
            <text:p>877</text:p>
          </table:table-cell>
          <table:table-cell table:style-name="ce27" table:formula="of:=AVERAGE([.A100:.E100])" office:value-type="float" office:value="746.2" calcext:value-type="float">
            <text:p>746</text:p>
          </table:table-cell>
          <table:table-cell table:number-columns-repeated="1018"/>
        </table:table-row>
        <table:table-row table:style-name="ro1">
          <table:table-cell table:style-name="ce26" office:value-type="float" office:value="911" calcext:value-type="float">
            <text:p>911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984" calcext:value-type="float">
            <text:p>984</text:p>
          </table:table-cell>
          <table:table-cell table:style-name="ce27" table:formula="of:=AVERAGE([.A101:.E101])" office:value-type="float" office:value="843" calcext:value-type="float">
            <text:p>843</text:p>
          </table:table-cell>
          <table:table-cell table:number-columns-repeated="1018"/>
        </table:table-row>
        <table:table-row table:style-name="ro1" table:number-rows-repeated="899">
          <table:table-cell table:number-columns-repeated="5"/>
          <table:table-cell table:style-name="ce27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RTT" table:style-name="ta6"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QTT QoS 0</text:p>
          </table:table-cell>
          <table:table-cell table:style-name="ce1" office:value-type="string" calcext:value-type="string">
            <text:p>MQTT TLS QoS 0</text:p>
          </table:table-cell>
          <table:table-cell table:style-name="ce31" office:value-type="string" calcext:value-type="string">
            <text:p>MQTT TLS QoS 1</text:p>
          </table:table-cell>
          <table:table-cell table:style-name="ce31" office:value-type="string" calcext:value-type="string">
            <text:p>MQTT TLS QoS 2</text:p>
          </table:table-cell>
          <table:table-cell table:style-name="ce31" office:value-type="string" calcext:value-type="string">
            <text:p>MQTT TLS QoS 1kb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0" office:value-type="float" office:value="8.2" calcext:value-type="float">
            <text:p>8.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4.8" calcext:value-type="float">
            <text:p>24.8</text:p>
          </table:table-cell>
          <table:table-cell table:style-name="ce30" office:value-type="float" office:value="244.2" calcext:value-type="float">
            <text:p>244.2</text:p>
          </table:table-cell>
          <table:table-cell table:number-columns-repeated="1019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table:style-name="ce30" office:value-type="float" office:value="10.2" calcext:value-type="float">
            <text:p>10.2</text:p>
          </table:table-cell>
          <table:table-cell table:style-name="ce30" office:value-type="float" office:value="14.4" calcext:value-type="float">
            <text:p>14.4</text:p>
          </table:table-cell>
          <table:table-cell table:style-name="ce30" office:value-type="float" office:value="29.4" calcext:value-type="float">
            <text:p>29.4</text:p>
          </table:table-cell>
          <table:table-cell table:style-name="ce30" office:value-type="float" office:value="253.6" calcext:value-type="float">
            <text:p>253.6</text:p>
          </table:table-cell>
          <table:table-cell table:number-columns-repeated="1019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.6" calcext:value-type="float">
            <text:p>14.6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56.2" calcext:value-type="float">
            <text:p>256.2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.6" calcext:value-type="float">
            <text:p>14.6</text:p>
          </table:table-cell>
          <table:table-cell table:style-name="ce30" office:value-type="float" office:value="260.8" calcext:value-type="float">
            <text:p>260.8</text:p>
          </table:table-cell>
          <table:table-cell table:style-name="ce30" office:value-type="float" office:value="256.8" calcext:value-type="float">
            <text:p>256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.8" calcext:value-type="float">
            <text:p>14.8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57.8" calcext:value-type="float">
            <text:p>257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5.8" calcext:value-type="float">
            <text:p>265.8</text:p>
          </table:table-cell>
          <table:table-cell table:style-name="ce30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6.6" calcext:value-type="float">
            <text:p>266.6</text:p>
          </table:table-cell>
          <table:table-cell table:style-name="ce30" office:value-type="float" office:value="260.8" calcext:value-type="float">
            <text:p>260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6.6" calcext:value-type="float">
            <text:p>266.6</text:p>
          </table:table-cell>
          <table:table-cell table:style-name="ce30" office:value-type="float" office:value="262.2" calcext:value-type="float">
            <text:p>262.2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2" calcext:value-type="float">
            <text:p>15.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3.6" calcext:value-type="float">
            <text:p>263.6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2" calcext:value-type="float">
            <text:p>15.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4.8" calcext:value-type="float">
            <text:p>264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2" calcext:value-type="float">
            <text:p>15.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5.4" calcext:value-type="float">
            <text:p>265.4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2" calcext:value-type="float">
            <text:p>15.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6.8" calcext:value-type="float">
            <text:p>266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6" calcext:value-type="float">
            <text:p>15.6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67.8" calcext:value-type="float">
            <text:p>267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68.8" calcext:value-type="float">
            <text:p>268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69.2" calcext:value-type="float">
            <text:p>269.2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69.8" calcext:value-type="float">
            <text:p>269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72.8" calcext:value-type="float">
            <text:p>272.8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73.2" calcext:value-type="float">
            <text:p>273.2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74.6" calcext:value-type="float">
            <text:p>274.6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2" calcext:value-type="float">
            <text:p>267.2</text:p>
          </table:table-cell>
          <table:table-cell table:style-name="ce30" office:value-type="float" office:value="275.4" calcext:value-type="float">
            <text:p>275.4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.0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4" calcext:value-type="float">
            <text:p>267.4</text:p>
          </table:table-cell>
          <table:table-cell table:style-name="ce30" office:value-type="float" office:value="275.8" calcext:value-type="float">
            <text:p>275.8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4" calcext:value-type="float">
            <text:p>267.4</text:p>
          </table:table-cell>
          <table:table-cell table:style-name="ce30" office:value-type="float" office:value="277.6" calcext:value-type="float">
            <text:p>277.6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4" calcext:value-type="float">
            <text:p>267.4</text:p>
          </table:table-cell>
          <table:table-cell table:style-name="ce30"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4" calcext:value-type="float">
            <text:p>267.4</text:p>
          </table:table-cell>
          <table:table-cell table:style-name="ce30" office:value-type="float" office:value="280.4" calcext:value-type="float">
            <text:p>280.4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4" calcext:value-type="float">
            <text:p>267.4</text:p>
          </table:table-cell>
          <table:table-cell table:style-name="ce30" office:value-type="float" office:value="281.4" calcext:value-type="float">
            <text:p>281.4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2.8" calcext:value-type="float">
            <text:p>282.8</text:p>
          </table:table-cell>
          <table:table-cell table:number-columns-repeated="1019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4.2" calcext:value-type="float">
            <text:p>284.2</text:p>
          </table:table-cell>
          <table:table-cell table:number-columns-repeated="1019"/>
        </table:table-row>
        <table:table-row table:style-name="ro1">
          <table:table-cell table:style-name="ce3" office:value-type="float" office:value="9.6" calcext:value-type="float">
            <text:p>9.6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4.6" calcext:value-type="float">
            <text:p>284.6</text:p>
          </table:table-cell>
          <table:table-cell table:number-columns-repeated="1019"/>
        </table:table-row>
        <table:table-row table:style-name="ro1">
          <table:table-cell table:style-name="ce3" office:value-type="float" office:value="9.6" calcext:value-type="float">
            <text:p>9.6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6.4" calcext:value-type="float">
            <text:p>286.4</text:p>
          </table:table-cell>
          <table:table-cell table:number-columns-repeated="1019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6.8" calcext:value-type="float">
            <text:p>286.8</text:p>
          </table:table-cell>
          <table:table-cell table:number-columns-repeated="1019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8.4" calcext:value-type="float">
            <text:p>288.4</text:p>
          </table:table-cell>
          <table:table-cell table:number-columns-repeated="1019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6" calcext:value-type="float">
            <text:p>267.6</text:p>
          </table:table-cell>
          <table:table-cell table:style-name="ce30" office:value-type="float" office:value="289.4" calcext:value-type="float">
            <text:p>289.4</text:p>
          </table:table-cell>
          <table:table-cell table:number-columns-repeated="1019"/>
        </table:table-row>
        <table:table-row table:style-name="ro1">
          <table:table-cell table:style-name="ce3" office:value-type="float" office:value="9.8" calcext:value-type="float">
            <text:p>9.8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8" calcext:value-type="float">
            <text:p>267.8</text:p>
          </table:table-cell>
          <table:table-cell table:style-name="ce30"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8" calcext:value-type="float">
            <text:p>267.8</text:p>
          </table:table-cell>
          <table:table-cell table:style-name="ce30" office:value-type="float" office:value="292.4" calcext:value-type="float">
            <text:p>292.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1.8" calcext:value-type="float">
            <text:p>11.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8" calcext:value-type="float">
            <text:p>267.8</text:p>
          </table:table-cell>
          <table:table-cell table:style-name="ce30" office:value-type="float" office:value="293.2" calcext:value-type="float">
            <text:p>293.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7.8" calcext:value-type="float">
            <text:p>267.8</text:p>
          </table:table-cell>
          <table:table-cell table:style-name="ce30" office:value-type="float" office:value="293.6" calcext:value-type="float">
            <text:p>29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2" calcext:value-type="float">
            <text:p>12.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95.4" calcext:value-type="float">
            <text:p>295.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4" calcext:value-type="float">
            <text:p>12.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96.2" calcext:value-type="float">
            <text:p>296.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97.6" calcext:value-type="float">
            <text:p>297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8.4" calcext:value-type="float">
            <text:p>268.4</text:p>
          </table:table-cell>
          <table:table-cell table:style-name="ce30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2" calcext:value-type="float">
            <text:p>16.2</text:p>
          </table:table-cell>
          <table:table-cell table:style-name="ce30" office:value-type="float" office:value="268.4" calcext:value-type="float">
            <text:p>268.4</text:p>
          </table:table-cell>
          <table:table-cell table:style-name="ce30" office:value-type="float" office:value="300.8" calcext:value-type="float">
            <text:p>300.8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4" calcext:value-type="float">
            <text:p>16.4</text:p>
          </table:table-cell>
          <table:table-cell table:style-name="ce30" office:value-type="float" office:value="268.4" calcext:value-type="float">
            <text:p>268.4</text:p>
          </table:table-cell>
          <table:table-cell table:style-name="ce30" office:value-type="float" office:value="301.6" calcext:value-type="float">
            <text:p>301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4" calcext:value-type="float">
            <text:p>16.4</text:p>
          </table:table-cell>
          <table:table-cell table:style-name="ce30" office:value-type="float" office:value="268.4" calcext:value-type="float">
            <text:p>268.4</text:p>
          </table:table-cell>
          <table:table-cell table:style-name="ce30" office:value-type="float" office:value="302.6" calcext:value-type="float">
            <text:p>302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4" calcext:value-type="float">
            <text:p>16.4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3.2" calcext:value-type="float">
            <text:p>303.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4" calcext:value-type="float">
            <text:p>16.4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4.2" calcext:value-type="float">
            <text:p>304.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6" calcext:value-type="float">
            <text:p>16.6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3" office:value-type="float" office:value="10.2" calcext:value-type="float">
            <text:p>10.2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6" calcext:value-type="float">
            <text:p>16.6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3" office:value-type="float" office:value="10.6" calcext:value-type="float">
            <text:p>10.6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8" calcext:value-type="float">
            <text:p>16.8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8.2" calcext:value-type="float">
            <text:p>308.2</text:p>
          </table:table-cell>
          <table:table-cell table:number-columns-repeated="1019"/>
        </table:table-row>
        <table:table-row table:style-name="ro1">
          <table:table-cell table:style-name="ce3" office:value-type="float" office:value="10.8" calcext:value-type="float">
            <text:p>10.8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8" calcext:value-type="float">
            <text:p>16.8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308.8" calcext:value-type="float">
            <text:p>308.8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6.8" calcext:value-type="float">
            <text:p>16.8</text:p>
          </table:table-cell>
          <table:table-cell table:style-name="ce30" office:value-type="float" office:value="268.8" calcext:value-type="float">
            <text:p>268.8</text:p>
          </table:table-cell>
          <table:table-cell table:style-name="ce30" office:value-type="float" office:value="309.6" calcext:value-type="float">
            <text:p>309.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8.8" calcext:value-type="float">
            <text:p>268.8</text:p>
          </table:table-cell>
          <table:table-cell table:style-name="ce30" office:value-type="float" office:value="310.2" calcext:value-type="float">
            <text:p>310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8.8" calcext:value-type="float">
            <text:p>268.8</text:p>
          </table:table-cell>
          <table:table-cell table:style-name="ce30" office:value-type="float" office:value="310.4" calcext:value-type="float">
            <text:p>310.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8.8" calcext:value-type="float">
            <text:p>268.8</text:p>
          </table:table-cell>
          <table:table-cell table:style-name="ce30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8.8" calcext:value-type="float">
            <text:p>268.8</text:p>
          </table:table-cell>
          <table:table-cell table:style-name="ce30" office:value-type="float" office:value="314.4" calcext:value-type="float">
            <text:p>314.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316.2" calcext:value-type="float">
            <text:p>316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317.2" calcext:value-type="float">
            <text:p>317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269.2" calcext:value-type="float">
            <text:p>269.2</text:p>
          </table:table-cell>
          <table:table-cell table:style-name="ce30" office:value-type="float" office:value="317.4" calcext:value-type="float">
            <text:p>317.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269.2" calcext:value-type="float">
            <text:p>269.2</text:p>
          </table:table-cell>
          <table:table-cell table:style-name="ce30" office:value-type="float" office:value="318.8" calcext:value-type="float">
            <text:p>318.8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269.2" calcext:value-type="float">
            <text:p>269.2</text:p>
          </table:table-cell>
          <table:table-cell table:style-name="ce30" office:value-type="float" office:value="320.2" calcext:value-type="float">
            <text:p>320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269.2" calcext:value-type="float">
            <text:p>269.2</text:p>
          </table:table-cell>
          <table:table-cell table:style-name="ce30"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269.4" calcext:value-type="float">
            <text:p>269.4</text:p>
          </table:table-cell>
          <table:table-cell table:style-name="ce30" office:value-type="float" office:value="322.8" calcext:value-type="float">
            <text:p>322.8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6" calcext:value-type="float">
            <text:p>17.6</text:p>
          </table:table-cell>
          <table:table-cell table:style-name="ce30" office:value-type="float" office:value="269.6" calcext:value-type="float">
            <text:p>269.6</text:p>
          </table:table-cell>
          <table:table-cell table:style-name="ce30" office:value-type="float" office:value="324.2" calcext:value-type="float">
            <text:p>324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69.8" calcext:value-type="float">
            <text:p>269.8</text:p>
          </table:table-cell>
          <table:table-cell table:style-name="ce30" office:value-type="float" office:value="326.4" calcext:value-type="float">
            <text:p>326.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6" calcext:value-type="float">
            <text:p>12.6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70.2" calcext:value-type="float">
            <text:p>270.2</text:p>
          </table:table-cell>
          <table:table-cell table:style-name="ce30" office:value-type="float" office:value="327.2" calcext:value-type="float">
            <text:p>327.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.0</text:p>
          </table:table-cell>
          <table:table-cell table:style-name="ce30" office:value-type="float" office:value="12.8" calcext:value-type="float">
            <text:p>12.8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70.6" calcext:value-type="float">
            <text:p>270.6</text:p>
          </table:table-cell>
          <table:table-cell table:style-name="ce30" office:value-type="float" office:value="327.6" calcext:value-type="float">
            <text:p>327.6</text:p>
          </table:table-cell>
          <table:table-cell table:number-columns-repeated="1019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330.4" calcext:value-type="float">
            <text:p>330.4</text:p>
          </table:table-cell>
          <table:table-cell table:number-columns-repeated="1019"/>
        </table:table-row>
        <table:table-row table:style-name="ro1">
          <table:table-cell table:style-name="ce3" office:value-type="float" office:value="11.4" calcext:value-type="float">
            <text:p>11.4</text:p>
          </table:table-cell>
          <table:table-cell table:style-name="ce30" office:value-type="float" office:value="13.2" calcext:value-type="float">
            <text:p>13.2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71.2" calcext:value-type="float">
            <text:p>271.2</text:p>
          </table:table-cell>
          <table:table-cell table:style-name="ce30" office:value-type="float" office:value="331.6" calcext:value-type="float">
            <text:p>331.6</text:p>
          </table:table-cell>
          <table:table-cell table:number-columns-repeated="1019"/>
        </table:table-row>
        <table:table-row table:style-name="ro1">
          <table:table-cell table:style-name="ce3" office:value-type="float" office:value="11.6" calcext:value-type="float">
            <text:p>11.6</text:p>
          </table:table-cell>
          <table:table-cell table:style-name="ce30" office:value-type="float" office:value="13.2" calcext:value-type="float">
            <text:p>13.2</text:p>
          </table:table-cell>
          <table:table-cell table:style-name="ce30" office:value-type="float" office:value="17.8" calcext:value-type="float">
            <text:p>17.8</text:p>
          </table:table-cell>
          <table:table-cell table:style-name="ce30" office:value-type="float" office:value="271.8" calcext:value-type="float">
            <text:p>271.8</text:p>
          </table:table-cell>
          <table:table-cell table:style-name="ce30" office:value-type="float" office:value="333.8" calcext:value-type="float">
            <text:p>333.8</text:p>
          </table:table-cell>
          <table:table-cell table:number-columns-repeated="1019"/>
        </table:table-row>
        <table:table-row table:style-name="ro1">
          <table:table-cell table:style-name="ce3" office:value-type="float" office:value="11.6" calcext:value-type="float">
            <text:p>11.6</text:p>
          </table:table-cell>
          <table:table-cell table:style-name="ce30" office:value-type="float" office:value="13.2" calcext:value-type="float">
            <text:p>13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334.8" calcext:value-type="float">
            <text:p>334.8</text:p>
          </table:table-cell>
          <table:table-cell table:number-columns-repeated="1019"/>
        </table:table-row>
        <table:table-row table:style-name="ro1">
          <table:table-cell table:style-name="ce3" office:value-type="float" office:value="11.6" calcext:value-type="float">
            <text:p>11.6</text:p>
          </table:table-cell>
          <table:table-cell table:style-name="ce30" office:value-type="float" office:value="13.2" calcext:value-type="float">
            <text:p>13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2.6" calcext:value-type="float">
            <text:p>272.6</text:p>
          </table:table-cell>
          <table:table-cell table:style-name="ce30" office:value-type="float" office:value="336.4" calcext:value-type="float">
            <text:p>336.4</text:p>
          </table:table-cell>
          <table:table-cell table:number-columns-repeated="1019"/>
        </table:table-row>
        <table:table-row table:style-name="ro1">
          <table:table-cell table:style-name="ce3" office:value-type="float" office:value="11.8" calcext:value-type="float">
            <text:p>11.8</text:p>
          </table:table-cell>
          <table:table-cell table:style-name="ce30" office:value-type="float" office:value="13.4" calcext:value-type="float">
            <text:p>13.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337.8" calcext:value-type="float">
            <text:p>337.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4" calcext:value-type="float">
            <text:p>13.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340.4" calcext:value-type="float">
            <text:p>340.4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4" calcext:value-type="float">
            <text:p>13.4</text:p>
          </table:table-cell>
          <table:table-cell table:style-name="ce30" office:value-type="float" office:value="18.2" calcext:value-type="float">
            <text:p>18.2</text:p>
          </table:table-cell>
          <table:table-cell table:style-name="ce30" office:value-type="float" office:value="273.8" calcext:value-type="float">
            <text:p>273.8</text:p>
          </table:table-cell>
          <table:table-cell table:style-name="ce30"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8.2" calcext:value-type="float">
            <text:p>18.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8.2" calcext:value-type="float">
            <text:p>18.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8.6" calcext:value-type="float">
            <text:p>18.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46.8" calcext:value-type="float">
            <text:p>346.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8.6" calcext:value-type="float">
            <text:p>18.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8.8" calcext:value-type="float">
            <text:p>18.8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.0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9.6" calcext:value-type="float">
            <text:p>19.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52.8" calcext:value-type="float">
            <text:p>352.8</text:p>
          </table:table-cell>
          <table:table-cell table:number-columns-repeated="1019"/>
        </table:table-row>
        <table:table-row table:style-name="ro1">
          <table:table-cell table:style-name="ce3" office:value-type="float" office:value="12.2" calcext:value-type="float">
            <text:p>12.2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4.2" calcext:value-type="float">
            <text:p>274.2</text:p>
          </table:table-cell>
          <table:table-cell table:style-name="ce30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3" office:value-type="float" office:value="12.4" calcext:value-type="float">
            <text:p>12.4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68.8" calcext:value-type="float">
            <text:p>68.8</text:p>
          </table:table-cell>
          <table:table-cell table:style-name="ce30" office:value-type="float" office:value="274.4" calcext:value-type="float">
            <text:p>274.4</text:p>
          </table:table-cell>
          <table:table-cell table:style-name="ce30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table:style-name="ce3" office:value-type="float" office:value="12.4" calcext:value-type="float">
            <text:p>12.4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68.8" calcext:value-type="float">
            <text:p>68.8</text:p>
          </table:table-cell>
          <table:table-cell table:style-name="ce30" office:value-type="float" office:value="274.6" calcext:value-type="float">
            <text:p>274.6</text:p>
          </table:table-cell>
          <table:table-cell table:style-name="ce30" office:value-type="float" office:value="360.2" calcext:value-type="float">
            <text:p>360.2</text:p>
          </table:table-cell>
          <table:table-cell table:number-columns-repeated="1019"/>
        </table:table-row>
        <table:table-row table:style-name="ro1">
          <table:table-cell table:style-name="ce3" office:value-type="float" office:value="12.4" calcext:value-type="float">
            <text:p>12.4</text:p>
          </table:table-cell>
          <table:table-cell table:style-name="ce30" office:value-type="float" office:value="13.8" calcext:value-type="float">
            <text:p>13.8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74.6" calcext:value-type="float">
            <text:p>274.6</text:p>
          </table:table-cell>
          <table:table-cell table:style-name="ce30"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table:style-name="ce3" office:value-type="float" office:value="12.4" calcext:value-type="float">
            <text:p>12.4</text:p>
          </table:table-cell>
          <table:table-cell table:style-name="ce30" office:value-type="float" office:value="13.8" calcext:value-type="float">
            <text:p>13.8</text:p>
          </table:table-cell>
          <table:table-cell table:style-name="ce30" office:value-type="float" office:value="69.8" calcext:value-type="float">
            <text:p>69.8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365.6" calcext:value-type="float">
            <text:p>365.6</text:p>
          </table:table-cell>
          <table:table-cell table:number-columns-repeated="1019"/>
        </table:table-row>
        <table:table-row table:style-name="ro1">
          <table:table-cell table:style-name="ce3" office:value-type="float" office:value="12.4" calcext:value-type="float">
            <text:p>12.4</text:p>
          </table:table-cell>
          <table:table-cell table:style-name="ce30" office:value-type="float" office:value="13.8" calcext:value-type="float">
            <text:p>13.8</text:p>
          </table:table-cell>
          <table:table-cell table:style-name="ce30" office:value-type="float" office:value="70.6" calcext:value-type="float">
            <text:p>70.6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table:style-name="ce3" office:value-type="float" office:value="12.8" calcext:value-type="float">
            <text:p>12.8</text:p>
          </table:table-cell>
          <table:table-cell table:style-name="ce30" office:value-type="float" office:value="13.8" calcext:value-type="float">
            <text:p>13.8</text:p>
          </table:table-cell>
          <table:table-cell table:style-name="ce30" office:value-type="float" office:value="116.8" calcext:value-type="float">
            <text:p>116.8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372.2" calcext:value-type="float">
            <text:p>372.2</text:p>
          </table:table-cell>
          <table:table-cell table:number-columns-repeated="1019"/>
        </table:table-row>
        <table:table-row table:style-name="ro1">
          <table:table-cell table:style-name="ce3" office:value-type="float" office:value="13.6" calcext:value-type="float">
            <text:p>13.6</text:p>
          </table:table-cell>
          <table:table-cell table:style-name="ce30" office:value-type="float" office:value="13.8" calcext:value-type="float">
            <text:p>13.8</text:p>
          </table:table-cell>
          <table:table-cell table:style-name="ce30" office:value-type="float" office:value="119.6" calcext:value-type="float">
            <text:p>119.6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table:style-name="ce3" office:value-type="float" office:value="13.6" calcext:value-type="float">
            <text:p>13.6</text:p>
          </table:table-cell>
          <table:table-cell table:style-name="ce30" office:value-type="float" office:value="14.2" calcext:value-type="float">
            <text:p>14.2</text:p>
          </table:table-cell>
          <table:table-cell table:style-name="ce30" office:value-type="float" office:value="169.6" calcext:value-type="float">
            <text:p>169.6</text:p>
          </table:table-cell>
          <table:table-cell table:style-name="ce30" office:value-type="float" office:value="275.8" calcext:value-type="float">
            <text:p>275.8</text:p>
          </table:table-cell>
          <table:table-cell table:style-name="ce30" office:value-type="float" office:value="389.4" calcext:value-type="float">
            <text:p>389.4</text:p>
          </table:table-cell>
          <table:table-cell table:number-columns-repeated="1019"/>
        </table:table-row>
        <table:table-row table:style-name="ro1">
          <table:table-cell table:style-name="ce3" office:value-type="float" office:value="13.8" calcext:value-type="float">
            <text:p>13.8</text:p>
          </table:table-cell>
          <table:table-cell table:style-name="ce30" office:value-type="float" office:value="14.4" calcext:value-type="float">
            <text:p>14.4</text:p>
          </table:table-cell>
          <table:table-cell table:style-name="ce30" office:value-type="float" office:value="216.6" calcext:value-type="float">
            <text:p>216.6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394.6" calcext:value-type="float">
            <text:p>394.6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.0</text:p>
          </table:table-cell>
          <table:table-cell table:style-name="ce30" office:value-type="float" office:value="14.4" calcext:value-type="float">
            <text:p>14.4</text:p>
          </table:table-cell>
          <table:table-cell table:style-name="ce30" office:value-type="float" office:value="219.6" calcext:value-type="float">
            <text:p>219.6</text:p>
          </table:table-cell>
          <table:table-cell table:style-name="ce30" office:value-type="float" office:value="276.2" calcext:value-type="float">
            <text:p>276.2</text:p>
          </table:table-cell>
          <table:table-cell table:style-name="ce30" office:value-type="float" office:value="400.2" calcext:value-type="float">
            <text:p>400.2</text:p>
          </table:table-cell>
          <table:table-cell table:number-columns-repeated="1019"/>
        </table:table-row>
        <table:table-row table:style-name="ro1">
          <table:table-cell table:style-name="ce3" office:value-type="float" office:value="14.2" calcext:value-type="float">
            <text:p>14.2</text:p>
          </table:table-cell>
          <table:table-cell table:style-name="ce30" office:value-type="float" office:value="14.4" calcext:value-type="float">
            <text:p>14.4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77.2" calcext:value-type="float">
            <text:p>277.2</text:p>
          </table:table-cell>
          <table:table-cell table:style-name="ce30" office:value-type="float" office:value="405.2" calcext:value-type="float">
            <text:p>405.2</text:p>
          </table:table-cell>
          <table:table-cell table:number-columns-repeated="1019"/>
        </table:table-row>
        <table:table-row table:style-name="ro1">
          <table:table-cell table:style-name="ce3" office:value-type="float" office:value="14.6" calcext:value-type="float">
            <text:p>14.6</text:p>
          </table:table-cell>
          <table:table-cell table:style-name="ce30" office:value-type="float" office:value="14.4" calcext:value-type="float">
            <text:p>14.4</text:p>
          </table:table-cell>
          <table:table-cell table:style-name="ce30" office:value-type="float" office:value="268.6" calcext:value-type="float">
            <text:p>268.6</text:p>
          </table:table-cell>
          <table:table-cell table:style-name="ce30" office:value-type="float" office:value="277.8" calcext:value-type="float">
            <text:p>277.8</text:p>
          </table:table-cell>
          <table:table-cell table:style-name="ce30" office:value-type="float" office:value="413.8" calcext:value-type="float">
            <text:p>413.8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.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77.8" calcext:value-type="float">
            <text:p>277.8</text:p>
          </table:table-cell>
          <table:table-cell table:style-name="ce30"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table:style-name="ce3" office:value-type="float" office:value="15.2" calcext:value-type="float">
            <text:p>15.2</text:p>
          </table:table-cell>
          <table:table-cell table:style-name="ce30" office:value-type="float" office:value="15.2" calcext:value-type="float">
            <text:p>15.2</text:p>
          </table:table-cell>
          <table:table-cell table:style-name="ce30" office:value-type="float" office:value="269.2" calcext:value-type="float">
            <text:p>269.2</text:p>
          </table:table-cell>
          <table:table-cell table:style-name="ce30" office:value-type="float" office:value="278.2" calcext:value-type="float">
            <text:p>278.2</text:p>
          </table:table-cell>
          <table:table-cell table:style-name="ce30" office:value-type="float" office:value="437.2" calcext:value-type="float">
            <text:p>437.2</text:p>
          </table:table-cell>
          <table:table-cell table:number-columns-repeated="1019"/>
        </table:table-row>
        <table:table-row table:style-name="ro1">
          <table:table-cell table:style-name="ce3" office:value-type="float" office:value="15.6" calcext:value-type="float">
            <text:p>15.6</text:p>
          </table:table-cell>
          <table:table-cell table:style-name="ce30" office:value-type="float" office:value="15.6" calcext:value-type="float">
            <text:p>15.6</text:p>
          </table:table-cell>
          <table:table-cell table:style-name="ce30" office:value-type="float" office:value="269.4" calcext:value-type="float">
            <text:p>269.4</text:p>
          </table:table-cell>
          <table:table-cell table:style-name="ce30" office:value-type="float" office:value="278.6" calcext:value-type="float">
            <text:p>278.6</text:p>
          </table:table-cell>
          <table:table-cell table:style-name="ce30" office:value-type="float" office:value="463.4" calcext:value-type="float">
            <text:p>463.4</text:p>
          </table:table-cell>
          <table:table-cell table:number-columns-repeated="1019"/>
        </table:table-row>
        <table:table-row table:style-name="ro1">
          <table:table-cell table:style-name="ce3" office:value-type="float" office:value="16.4" calcext:value-type="float">
            <text:p>16.4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269.8" calcext:value-type="float">
            <text:p>269.8</text:p>
          </table:table-cell>
          <table:table-cell table:style-name="ce30" office:value-type="float" office:value="279.4" calcext:value-type="float">
            <text:p>279.4</text:p>
          </table:table-cell>
          <table:table-cell table:style-name="ce30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table:style-name="ce3" office:value-type="float" office:value="17.2" calcext:value-type="float">
            <text:p>17.2</text:p>
          </table:table-cell>
          <table:table-cell table:style-name="ce30" office:value-type="float" office:value="16.2" calcext:value-type="float">
            <text:p>16.2</text:p>
          </table:table-cell>
          <table:table-cell table:style-name="ce30" office:value-type="float" office:value="270.2" calcext:value-type="float">
            <text:p>270.2</text:p>
          </table:table-cell>
          <table:table-cell table:style-name="ce30" office:value-type="float" office:value="281.2" calcext:value-type="float">
            <text:p>281.2</text:p>
          </table:table-cell>
          <table:table-cell table:style-name="ce30" office:value-type="float" office:value="570.6" calcext:value-type="float">
            <text:p>570.6</text:p>
          </table:table-cell>
          <table:table-cell table:number-columns-repeated="1019"/>
        </table:table-row>
        <table:table-row table:style-name="ro1">
          <table:table-cell table:style-name="ce3" office:value-type="float" office:value="18.2" calcext:value-type="float">
            <text:p>18.2</text:p>
          </table:table-cell>
          <table:table-cell table:style-name="ce30" office:value-type="float" office:value="16.6" calcext:value-type="float">
            <text:p>16.6</text:p>
          </table:table-cell>
          <table:table-cell table:style-name="ce30" office:value-type="float" office:value="270.8" calcext:value-type="float">
            <text:p>270.8</text:p>
          </table:table-cell>
          <table:table-cell table:style-name="ce30" office:value-type="float" office:value="286.6" calcext:value-type="float">
            <text:p>286.6</text:p>
          </table:table-cell>
          <table:table-cell table:style-name="ce30" office:value-type="float" office:value="746.2" calcext:value-type="float">
            <text:p>746.2</text:p>
          </table:table-cell>
          <table:table-cell table:number-columns-repeated="1019"/>
        </table:table-row>
        <table:table-row table:style-name="ro1">
          <table:table-cell table:style-name="ce3" office:value-type="float" office:value="19.6" calcext:value-type="float">
            <text:p>19.6</text:p>
          </table:table-cell>
          <table:table-cell table:style-name="ce30" office:value-type="float" office:value="18.8" calcext:value-type="float">
            <text:p>18.8</text:p>
          </table:table-cell>
          <table:table-cell table:style-name="ce30" office:value-type="float" office:value="272.4" calcext:value-type="float">
            <text:p>272.4</text:p>
          </table:table-cell>
          <table:table-cell table:style-name="ce30" office:value-type="float" office:value="297.6" calcext:value-type="float">
            <text:p>297.6</text:p>
          </table:table-cell>
          <table:table-cell table:style-name="ce30" office:value-type="float" office:value="843" calcext:value-type="float">
            <text:p>843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QTT_5f_TCP_5f_QoS0" style:display-name="PageStyle_MQTT_TCP_QoS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QTT_5f_SSL_5f_QoS0" style:display-name="PageStyle_MQTT_SSL_QoS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QTT_5f_SSL_5f_QoS1" style:display-name="PageStyle_MQTT_SSL_Qo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QTT_5f_SSL_5f_QoS2" style:display-name="PageStyle_MQTT_SSL_Qo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QTT_5f_TLS_5f_QoS2_5f_1kb" style:display-name="PageStyle_MQTT_TLS_QoS2_1k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RTT" style:display-name="PageStyle_Comparação R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945" meta:object-count="0"/>
    <meta:generator>LibreOfficeDev/6.0.5.2$Linux_X86_64 LibreOffice_project/</meta:generator>
  </office:meta>
</office:document-meta>
</file>